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210000000ABA1FE32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1" svg:font-family="Consolas, 'Bitstream Vera Sans Mono', 'Courier New', Courier, monospace"/>
    <style:font-face style:name="Consolas" svg:font-family="Consolas, Monaco, 'Lucida Console', monospace"/>
    <style:font-face style:name="Open Sans" svg:font-family="'Open Sans', Helvetica, Arial, Verdana, sans-serif"/>
    <style:font-face style:name="OpenSymbol" svg:font-family="OpenSymbol"/>
    <style:font-face style:name="Tahoma1" svg:font-family="Tahoma"/>
    <style:font-face style:name="Trebuchet MS" svg:font-family="'Trebuchet MS', Trebuchet, Verdana, sans-serif"/>
    <style:font-face style:name="Times new roman"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1" style:family="table">
      <style:table-properties style:width="6.5153in" fo:margin-left="-0.0153in" table:align="left"/>
    </style:style>
    <style:style style:name="Table1.A" style:family="table-column">
      <style:table-column-properties style:column-width="2.1875in"/>
    </style:style>
    <style:style style:name="Table1.B" style:family="table-column">
      <style:table-column-properties style:column-width="2.1688in"/>
    </style:style>
    <style:style style:name="Table1.C" style:family="table-column">
      <style:table-column-properties style:column-width="2.159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5153in" fo:margin-left="-0.0153in" table:align="left"/>
    </style:style>
    <style:style style:name="Table2.A" style:family="table-column">
      <style:table-column-properties style:column-width="2.1875in"/>
    </style:style>
    <style:style style:name="Table2.B" style:family="table-column">
      <style:table-column-properties style:column-width="2.1688in"/>
    </style:style>
    <style:style style:name="Table2.C" style:family="table-column">
      <style:table-column-properties style:column-width="2.159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5153in" fo:margin-left="-0.0153in" table:align="left"/>
    </style:style>
    <style:style style:name="Table3.A" style:family="table-column">
      <style:table-column-properties style:column-width="2.1875in"/>
    </style:style>
    <style:style style:name="Table3.B" style:family="table-column">
      <style:table-column-properties style:column-width="2.1688in"/>
    </style:style>
    <style:style style:name="Table3.C" style:family="table-column">
      <style:table-column-properties style:column-width="2.159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5153in" fo:margin-left="-0.0153in" table:align="left"/>
    </style:style>
    <style:style style:name="Table4.A" style:family="table-column">
      <style:table-column-properties style:column-width="2.1875in"/>
    </style:style>
    <style:style style:name="Table4.B" style:family="table-column">
      <style:table-column-properties style:column-width="2.1688in"/>
    </style:style>
    <style:style style:name="Table4.C" style:family="table-column">
      <style:table-column-properties style:column-width="2.159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5.2743in" table:align="left"/>
    </style:style>
    <style:style style:name="Table5.A" style:family="table-column">
      <style:table-column-properties style:column-width="5.2743in"/>
    </style:style>
    <style:style style:name="Table5.A1" style:family="table-cell">
      <style:table-cell-properties style:vertical-align="middle"/>
    </style:style>
    <style:style style:name="P1" style:family="paragraph" style:parent-style-name="Standard">
      <style:text-properties style:font-name="Times new roman"/>
    </style:style>
    <style:style style:name="P2" style:family="paragraph" style:parent-style-name="Standard">
      <style:text-properties style:font-name="Times new roman" fo:font-size="10pt" style:font-size-asian="10pt" style:font-size-complex="10pt"/>
    </style:style>
    <style:style style:name="P3" style:family="paragraph" style:parent-style-name="Standard">
      <style:text-properties style:font-name="Times new roman" fo:font-size="14pt" fo:font-weight="bold" style:font-size-asian="14pt" style:font-weight-asian="bold" style:font-size-complex="14pt" style:font-weight-complex="bold"/>
    </style:style>
    <style:style style:name="P4" style:family="paragraph" style:parent-style-name="Standard">
      <style:text-properties style:font-name="Times new roman" fo:font-size="15pt" fo:font-weight="bold" style:font-size-asian="15pt" style:font-weight-asian="bold" style:font-size-complex="15pt" style:font-weight-complex="bold"/>
    </style:style>
    <style:style style:name="P5" style:family="paragraph" style:parent-style-name="Standard">
      <style:text-properties style:font-name="Times new roman" fo:font-weight="bold" style:font-weight-asian="bold" style:font-weight-complex="bold"/>
    </style:style>
    <style:style style:name="P6" style:family="paragraph" style:parent-style-name="Standard">
      <style:text-properties style:font-name="Times New Roman"/>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start" style:justify-single-word="false"/>
      <style:text-properties fo:font-weight="bold" style:font-weight-asian="bold" style:font-weight-complex="bold"/>
    </style:style>
    <style:style style:name="P9" style:family="paragraph" style:parent-style-name="Standard">
      <style:text-properties fo:font-variant="normal" fo:text-transform="none" fo:color="#000000" fo:font-size="11.25pt" fo:letter-spacing="normal" fo:font-style="normal" fo:font-weight="normal"/>
    </style:style>
    <style:style style:name="P10" style:family="paragraph" style:parent-style-name="Standard">
      <style:paragraph-properties fo:text-align="start" style:justify-single-word="false"/>
    </style:style>
    <style:style style:name="P11" style:family="paragraph" style:parent-style-name="Standard">
      <style:text-properties fo:font-weight="normal" style:font-weight-asian="normal" style:font-weight-complex="normal"/>
    </style:style>
    <style:style style:name="P12" style:family="paragraph" style:parent-style-name="Text_20_body">
      <style:paragraph-properties fo:text-align="start" style:justify-single-word="false"/>
      <style:text-properties fo:font-variant="normal" fo:text-transform="none" fo:color="#000000" style:font-name="Open Sans" fo:font-size="11.25pt" fo:letter-spacing="normal" fo:font-style="normal" fo:font-weight="bold" style:font-weight-asian="bold" style:font-weight-complex="bold"/>
    </style:style>
    <style:style style:name="P13" style:family="paragraph" style:parent-style-name="Standard">
      <style:paragraph-properties fo:margin-left="0in" fo:margin-right="0in" fo:text-align="start" style:justify-single-word="false" fo:text-indent="0in" style:auto-text-indent="false" style:text-autospace="none"/>
      <style:text-properties style:font-name="Courier New"/>
    </style:style>
    <style:style style:name="P14" style:family="paragraph" style:parent-style-name="Standard" style:list-style-name="L1"/>
    <style:style style:name="P15" style:family="paragraph" style:parent-style-name="Standard" style:list-style-name="L2">
      <style:text-properties style:font-name="Times new roman"/>
    </style:style>
    <style:style style:name="P16" style:family="paragraph" style:parent-style-name="Standard" style:list-style-name="L3"/>
    <style:style style:name="P17" style:family="paragraph" style:parent-style-name="Standard" style:list-style-name="L4"/>
    <style:style style:name="P18" style:family="paragraph" style:parent-style-name="Standard">
      <style:text-properties style:font-name="Times New Roman"/>
    </style:style>
    <style:style style:name="P19" style:family="paragraph" style:parent-style-name="Standard" style:list-style-name="L5">
      <style:text-properties style:font-name="Times New Roman"/>
    </style:style>
    <style:style style:name="P20" style:family="paragraph" style:parent-style-name="Standard" style:list-style-name="L6">
      <style:text-properties style:font-name="Times New Roman"/>
    </style:style>
    <style:style style:name="P21" style:family="paragraph" style:parent-style-name="Standard" style:list-style-name="L7">
      <style:text-properties style:font-name="Times New Roman"/>
    </style:style>
    <style:style style:name="P22" style:family="paragraph" style:parent-style-name="Standard" style:list-style-name="L8">
      <style:text-properties style:font-name="Times New Roman"/>
    </style:style>
    <style:style style:name="P23" style:family="paragraph" style:parent-style-name="Standard" style:list-style-name="L9">
      <style:text-properties style:font-name="Times New Roman"/>
    </style:style>
    <style:style style:name="P24" style:family="paragraph" style:parent-style-name="Standard" style:list-style-name="L10">
      <style:text-properties style:font-name="Times New Roman"/>
    </style:style>
    <style:style style:name="P25" style:family="paragraph" style:parent-style-name="Standard" style:list-style-name="L11">
      <style:text-properties style:font-name="Times New Roman"/>
    </style:style>
    <style:style style:name="P26" style:family="paragraph" style:parent-style-name="Standard" style:list-style-name="L12"/>
    <style:style style:name="P27" style:family="paragraph" style:parent-style-name="Standard" style:list-style-name="L13"/>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font-weight-complex="bold"/>
    </style:style>
    <style:style style:name="T5" style:family="text">
      <style:text-properties fo:font-variant="normal" fo:text-transform="none" fo:color="#000000" style:font-name="Times New Roman" fo:font-size="11.25pt" fo:letter-spacing="normal" fo:font-style="normal" fo:font-weight="bold" style:font-weight-asian="bold" style:font-weight-complex="bold"/>
    </style:style>
    <style:style style:name="T6" style:family="text">
      <style:text-properties fo:font-variant="normal" fo:text-transform="none" fo:color="#000000" style:font-name="Times New Roman" fo:font-size="11.25pt" fo:letter-spacing="normal" fo:font-style="normal" fo:font-weight="normal"/>
    </style:style>
    <style:style style:name="T7" style:family="text">
      <style:text-properties fo:font-variant="normal" fo:text-transform="none" fo:color="#000000" style:font-name="Open Sans" fo:font-size="11.25pt" fo:letter-spacing="normal" fo:font-style="normal" fo:font-weight="normal"/>
    </style:style>
    <style:style style:name="T8" style:family="text">
      <style:text-properties fo:font-variant="normal" fo:text-transform="none" fo:color="#000000" style:font-name="Open Sans" fo:font-size="9.75pt" fo:letter-spacing="normal" fo:font-style="normal" fo:font-weight="normal"/>
    </style:style>
    <style:style style:name="T9" style:family="text">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style:style>
    <style:style style:name="T10" style:family="text">
      <style:text-properties fo:font-variant="normal" fo:text-transform="none" fo:color="#000000" style:font-name="Consolas" fo:font-size="9pt" fo:letter-spacing="normal" fo:font-style="normal" fo:font-weight="normal"/>
    </style:style>
    <style:style style:name="T11" style:family="text">
      <style:text-properties fo:font-variant="normal" fo:text-transform="none" fo:color="#000000" fo:letter-spacing="normal"/>
    </style:style>
    <style:style style:name="T12" style:family="text">
      <style:text-properties fo:font-variant="normal" fo:text-transform="none" fo:color="#000000" style:font-name="Consolas1" fo:font-style="normal" fo:font-weight="normal" fo:background-color="#ffffff"/>
    </style:style>
    <style:style style:name="T13" style:family="text">
      <style:text-properties fo:font-variant="normal" fo:text-transform="none" fo:color="#000000" style:font-name="Consolas1" fo:font-style="normal" fo:font-weight="normal" fo:background-color="#e0e0e0"/>
    </style:style>
    <style:style style:name="T14" style:family="text">
      <style:text-properties fo:font-variant="normal" fo:text-transform="none" fo:color="#ec4e20" style:text-line-through-style="none" style:font-name="Open Sans" fo:font-size="11.25pt" fo:letter-spacing="normal" fo:font-style="normal" style:text-underline-style="none" fo:font-weight="normal" style:text-blinking="false"/>
    </style:style>
    <style:style style:name="T15" style:family="text">
      <style:text-properties fo:font-variant="normal" fo:text-transform="none" fo:color="#ec4e20" style:text-line-through-style="none" style:font-name="Open Sans" fo:font-size="13.5pt" fo:letter-spacing="normal" fo:font-style="normal" style:text-underline-style="none" style:text-blinking="false"/>
    </style:style>
    <style:style style:name="T16" style:family="text">
      <style:text-properties fo:font-variant="normal" fo:text-transform="none" fo:color="#ec4e20" style:font-name="Open Sans" fo:font-size="11.25pt" fo:letter-spacing="normal" fo:font-style="normal" style:text-underline-style="solid" style:text-underline-width="auto" style:text-underline-color="font-color" fo:font-weight="normal"/>
    </style:style>
    <style:style style:name="T17" style:family="text">
      <style:text-properties fo:font-variant="normal" fo:text-transform="none" fo:color="#008200" style:font-name="Consolas1" fo:font-style="normal" fo:font-weight="normal" fo:background-color="#ffffff"/>
    </style:style>
    <style:style style:name="T18" style:family="text">
      <style:text-properties fo:font-variant="normal" fo:text-transform="none" fo:color="#008200" style:font-name="Consolas1" fo:font-style="normal" fo:font-weight="normal" fo:background-color="#e0e0e0"/>
    </style:style>
    <style:style style:name="T19" style:family="text">
      <style:text-properties fo:font-variant="normal" fo:text-transform="none" fo:color="#006699" style:font-name="Consolas1" fo:font-style="normal" fo:font-weight="bold" fo:background-color="#ffffff"/>
    </style:style>
    <style:style style:name="T20" style:family="text">
      <style:text-properties fo:font-variant="normal" fo:text-transform="none" fo:color="#006699" style:font-name="Consolas1" fo:font-style="normal" fo:font-weight="bold" fo:background-color="#e0e0e0"/>
    </style:style>
    <style:style style:name="T21" style:family="text">
      <style:text-properties fo:font-variant="normal" fo:text-transform="none" style:font-name="Consolas1" fo:font-style="normal" fo:font-weight="normal" fo:background-color="#ffffff"/>
    </style:style>
    <style:style style:name="T22" style:family="text">
      <style:text-properties fo:font-variant="normal" fo:text-transform="none" style:font-name="Consolas1" fo:font-style="normal" fo:font-weight="normal" fo:background-color="#e0e0e0"/>
    </style:style>
    <style:style style:name="T23" style:family="text">
      <style:text-properties fo:font-variant="normal" fo:text-transform="none" style:font-name="Consolas1" fo:font-style="normal" fo:font-weight="normal" style:font-name-asian="Consolas1" style:font-style-asian="normal" style:font-weight-asian="normal" style:font-name-complex="Consolas1" style:font-style-complex="normal" style:font-weight-complex="normal"/>
    </style:style>
    <style:style style:name="T24" style:family="text">
      <style:text-properties fo:font-variant="normal" fo:text-transform="none" fo:background-color="#e0e0e0"/>
    </style:style>
    <style:style style:name="T25" style:family="text">
      <style:text-properties fo:font-variant="normal" fo:text-transform="none" fo:color="#009900" style:font-name="Consolas1" fo:font-style="normal" fo:font-weight="normal" fo:background-color="#e0e0e0"/>
    </style:style>
    <style:style style:name="T26" style:family="text">
      <style:text-properties fo:font-variant="normal" fo:text-transform="none" fo:color="#009900" style:font-name="Consolas1" fo:font-style="normal" fo:font-weight="normal" fo:background-color="#ffffff"/>
    </style:style>
    <style:style style:name="T27" style:family="text">
      <style:text-properties fo:font-variant="normal" fo:text-transform="none" fo:background-color="#ffffff"/>
    </style:style>
    <style:style style:name="T28" style:family="text">
      <style:text-properties fo:font-variant="normal" fo:text-transform="none" fo:color="#0000ff" style:font-name="Consolas1" fo:font-style="normal" fo:font-weight="normal" fo:background-color="#ffffff"/>
    </style:style>
    <style:style style:name="T29" style:family="text">
      <style:text-properties style:font-name="Times new roman"/>
    </style:style>
    <style:style style:name="T30" style:family="text">
      <style:text-properties style:font-name="Times new roman" fo:font-weight="bold"/>
    </style:style>
    <style:style style:name="T31" style:family="text">
      <style:text-properties fo:color="#000000" fo:font-size="10pt" style:font-name-asian="Courier New" style:font-size-asian="10pt" style:font-name-complex="Courier New" style:font-size-complex="10pt"/>
    </style:style>
    <style:style style:name="T32" style:family="text">
      <style:text-properties fo:color="#3f7f5f" style:font-name="Courier New" fo:font-size="10pt" style:font-name-asian="Courier New" style:font-size-asian="10pt" style:font-name-complex="Courier New" style:font-size-complex="10pt"/>
    </style:style>
    <style:style style:name="T33" style:family="text">
      <style:text-properties fo:color="#3f7f5f" style:font-name="Courier New" fo:font-size="10pt" style:text-underline-style="solid" style:text-underline-width="auto" style:text-underline-color="font-color" style:font-name-asian="Courier New" style:font-size-asian="10pt" style:font-name-complex="Courier New" style:font-size-complex="10pt"/>
    </style:style>
    <style:style style:name="T34" style:family="text">
      <style:text-properties fo:color="#3f7f5f" fo:font-size="10pt" style:font-name-asian="Courier New" style:font-size-asian="10pt" style:font-name-complex="Courier New" style:font-size-complex="10pt"/>
    </style:style>
    <style:style style:name="T35" style:family="text">
      <style:text-properties fo:color="#3f7f5f" fo:font-size="10pt" style:text-underline-style="solid" style:text-underline-width="auto" style:text-underline-color="font-color" style:font-name-asian="Courier New" style:font-size-asian="10pt" style:font-name-complex="Courier New" style:font-size-complex="10pt"/>
    </style:style>
    <style:style style:name="T36" style:family="text">
      <style:text-properties fo:font-style="italic"/>
    </style:style>
    <style:style style:name="T37" style:family="text">
      <style:text-properties fo:font-style="italic" fo:font-weight="bold"/>
    </style:style>
    <style:style style:name="T38" style:family="text">
      <style:text-properties fo:font-size="9.75pt"/>
    </style:style>
    <style:style style:name="T39" style:family="text">
      <style:text-properties fo:color="#888888" style:text-line-through-style="none" style:font-name="Times New Roman" fo:font-size="9.75pt" style:text-underline-style="none" style:text-blinking="false"/>
    </style:style>
    <style:style style:name="T40" style:family="text">
      <style:text-properties style:font-name="Times New Roman" fo:font-size="9.75pt"/>
    </style:style>
    <style:style style:name="T41" style:family="text">
      <style:text-properties style:font-name="Times New Roman" fo:font-size="12pt" fo:font-weight="bold" style:font-size-asian="12pt" style:font-size-complex="12pt"/>
    </style:style>
    <style:style style:name="T42" style:family="text">
      <style:text-properties style:font-name="Times New Roman" fo:font-size="12pt" style:font-size-asian="12pt" style:font-size-complex="12pt"/>
    </style:style>
    <style:style style:name="T43" style:family="text">
      <style:text-properties style:font-name="Times New Roman" fo:font-size="14pt" fo:font-weight="bold" style:font-size-asian="14pt" style:font-size-complex="14pt"/>
    </style:style>
    <style:style style:name="T44" style:family="text">
      <style:text-properties fo:font-size="14pt" style:font-size-asian="14pt" style:font-size-complex="14pt"/>
    </style:style>
    <style:style style:name="T45" style:family="text">
      <style:text-properties fo:font-size="14pt" fo:font-weight="bold" style:font-size-asian="14pt" style:font-size-complex="14pt"/>
    </style:style>
    <style:style style:name="T46" style:family="text">
      <style:text-properties style:font-name="Consolas" fo:font-size="9pt"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1252in" fo:margin-right="0.1252in" fo:margin-top="0.1252in" fo:margin-bottom="0.1252in" style:vertical-pos="from-top" style:horizontal-pos="from-left" style:horizontal-rel="paragraph-content" fo:padding="0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1043in" style:vertical-pos="from-top" fo:padding="0in" fo:border="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1043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vertical-pos="top" style:vertical-rel="baseline" fo:padding="0in" fo:border="0.0008in solid #eeeee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1043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ffffff" fo:margin-left="0in" fo:margin-right="0in"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inear Search </text:p>
      <text:p text:style-name="P1">public static boolean contains(int[] a, int b) {</text:p>
      <text:p text:style-name="P1"><text:tab/>for (int i : a) {</text:p>
      <text:p text:style-name="P1"><text:tab/> <text:s text:c="3"/>if (i == b) {</text:p>
      <text:p text:style-name="P1"><text:tab/><text:tab/>return true;</text:p>
      <text:p text:style-name="P1"><text:tab/> <text:s text:c="3"/>}</text:p>
      <text:p text:style-name="P1"><text:tab/>}</text:p>
      <text:p text:style-name="P1"><text:tab/>return false;</text:p>
      <text:p text:style-name="P1"><text:s/>}</text:p>
      <text:p text:style-name="P1"/>
      <text:p text:style-name="P1">TimeComplexity:O(n) OR BigO(n)</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1">Best</text:p>
          </table:table-cell>
          <table:table-cell table:style-name="Table1.A1" office:value-type="string">
            <text:p text:style-name="P1">Average </text:p>
          </table:table-cell>
          <table:table-cell table:style-name="Table1.C1" office:value-type="string">
            <text:p text:style-name="P1">Worst</text:p>
          </table:table-cell>
        </table:table-row>
        <table:table-row>
          <table:table-cell table:style-name="Table1.A2" office:value-type="string">
            <text:p text:style-name="P1">Omega(1)</text:p>
          </table:table-cell>
          <table:table-cell table:style-name="Table1.A2" office:value-type="string">
            <text:p text:style-name="P1">Theta(n)</text:p>
          </table:table-cell>
          <table:table-cell table:style-name="Table1.C2" office:value-type="string">
            <text:p text:style-name="P1">BigO(n)</text:p>
          </table:table-cell>
        </table:table-row>
      </table:table>
      <text:p text:style-name="P1"/>
      <text:p text:style-name="P1">Space Complexity:O(n)</text:p>
      <text:p text:style-name="P1"/>
      <text:p text:style-name="P4"/>
      <text:p text:style-name="P3">Binary Search</text:p>
      <text:p text:style-name="Standard">Search a sorted array by repeatedly dividing the search interval in half. Begin with an interval covering the whole array. If the value of the search key is less than the item in the middle of the interval, narrow the interval to the lower half. Otherwise narrow it to the upper half. Repeatedly check until the value is found or the interval is empty.</text:p>
      <text:p text:style-name="P9">Example:<text:line-break/>The idea of binary search is to use the information that the array is sorted and reduce the time complexity to O(Logn).</text:p>
      <text:p text:style-name="Standard">We basically ignore half of the elements just after one comparison.</text:p>
      <text:list xml:id="list8307046934430492987" text:style-name="L1">
        <text:list-item>
          <text:p text:style-name="P14">Compare x with the middle element.</text:p>
        </text:list-item>
        <text:list-item>
          <text:p text:style-name="P14">If x matches with middle element, we return the mid index.</text:p>
        </text:list-item>
        <text:list-item>
          <text:p text:style-name="P14">Else If x is greater than the mid element, then x can only lie in right half subarray after the mid element. So we recur for right half.</text:p>
        </text:list-item>
        <text:list-item>
          <text:p text:style-name="P14">Else (x is smaller) recur for the left half.</text:p>
        </text:list-item>
      </text:list>
      <text:p text:style-name="Standard"/>
      <text:p text:style-name="Standard"><text:span text:style-name="T2">TimeComplexity:</text:span><text:line-break/>The time complexity of Binary Search can be written as</text:p>
      <text:p text:style-name="Standard">T(n) = T(n/2) + c </text:p>
      <text:p text:style-name="Standard">The above recurrence can be solved either using Recurrence T ree method or Master method. It falls in case II of Master Method and solution of the recurrence is Theta(Logn)</text:p>
      <text:p text:style-name="Standard"><text:span text:style-name="T2">Auxiliary Space:</text:span>O(1) in case of iterative implementation. In case of recursive implementation, O(Logn) recursion call stack space.</text:p>
      <text:p text:style-name="Standard"><text:span text:style-name="T2">Algorithmic Paradigm:</text:span>Divide and Conquer</text:p>
      <text:p text:style-name="Standard"/>
      <text:p text:style-name="P1">Binary search requires that the collection is already sorted. For example by Quicksort or Mergesort . Binary search checks the element in the middle of the collection. If the search element smaller or greater then the found element then a sub-array is defined which is then search again. If the searched element is smaller then the found element then the sub-array is from the start of the array until the found element. If the searched element is larger then the found element then the sub-array is from the found element until the end of the array. Once the searched element is found or the collection is empty then the search is over. </text:p>
      <text:p text:style-name="P1"/>
      <text:p text:style-name="P1"><text:s text:c="7"/>public static int binarySearch(int[] array, int num) {</text:p>
      <text:p text:style-name="P1"><text:soft-page-break/><text:tab/>int low = 0;</text:p>
      <text:p text:style-name="P1"><text:tab/>int high = array.length - 1;</text:p>
      <text:p text:style-name="P1"><text:tab/>while (low &lt;= high) {</text:p>
      <text:p text:style-name="P1"><text:tab/> <text:s text:c="3"/>int mid = low + (high - low) / 2;</text:p>
      <text:p text:style-name="P1"><text:tab/> <text:s text:c="3"/>int midElement = array[mid];</text:p>
      <text:p text:style-name="P1"><text:tab/> <text:s text:c="3"/>if (num == midElement) {</text:p>
      <text:p text:style-name="P1"><text:tab/><text:tab/>return mid;</text:p>
      <text:p text:style-name="P1"><text:tab/> <text:s text:c="3"/>} else if (num &lt; midElement) {</text:p>
      <text:p text:style-name="P1"><text:tab/><text:tab/>high = mid - 1;</text:p>
      <text:p text:style-name="P1"><text:tab/> <text:s text:c="3"/>} else {</text:p>
      <text:p text:style-name="P1"><text:tab/><text:tab/>low = mid + 1;</text:p>
      <text:p text:style-name="P1"><text:tab/> <text:s text:c="3"/>}</text:p>
      <text:p text:style-name="P1"><text:tab/>}</text:p>
      <text:p text:style-name="P1"><text:tab/>return -1;</text:p>
      <text:p text:style-name="P1"><text:s text:c="8"/>}</text:p>
      <text:p text:style-name="P1"/>
      <text:p text:style-name="Standard"><text:s text:c="8"/>private static int binarySearchRecursion(int num, int[] array, int low, int high) {</text:p>
      <text:p text:style-name="Standard"><text:tab/><text:tab/>if (null == array || array.length &lt;= 0 || getIndexOf(array, num) &lt; 0) {</text:p>
      <text:p text:style-name="Standard"><text:tab/><text:tab/><text:tab/>throw new IllegalArgumentException("Invalid param");</text:p>
      <text:p text:style-name="Standard"><text:tab/><text:tab/>} else {</text:p>
      <text:p text:style-name="Standard"><text:tab/><text:tab/><text:tab/>int mid = low + (high - low) / 2;</text:p>
      <text:p text:style-name="Standard"><text:tab/><text:tab/><text:tab/>int midElement = array[mid];</text:p>
      <text:p text:style-name="Standard"><text:tab/><text:tab/><text:tab/>if (num == midElement) {</text:p>
      <text:p text:style-name="Standard"><text:tab/><text:tab/><text:tab/><text:tab/>return mid;</text:p>
      <text:p text:style-name="Standard"><text:tab/><text:tab/><text:tab/>} else if (num &lt; midElement) {</text:p>
      <text:p text:style-name="Standard"><text:tab/><text:tab/><text:tab/><text:tab/>mid = binarySearchRecursion(num, array, 0, mid - 1);</text:p>
      <text:p text:style-name="Standard"><text:tab/><text:tab/><text:tab/>} else {</text:p>
      <text:p text:style-name="Standard"><text:tab/><text:tab/><text:tab/><text:tab/>mid = binarySearchRecursion(num, array, mid + 1, high);</text:p>
      <text:p text:style-name="Standard"><text:tab/><text:tab/><text:tab/>}</text:p>
      <text:p text:style-name="Standard"><text:tab/><text:tab/><text:tab/>return mid;</text:p>
      <text:p text:style-name="Standard"><text:tab/><text:tab/>}</text:p>
      <text:p text:style-name="Standard"><text:s text:c="9"/>}</text:p>
      <text:p text:style-name="P1"/>
      <text:p text:style-name="P1">TimeComplexity:BigO(logn)</text:p>
      <text:p text:style-name="P1"/>
      <table:table table:name="Table2" table:style-name="Table2">
        <table:table-column table:style-name="Table2.A"/>
        <table:table-column table:style-name="Table2.B"/>
        <table:table-column table:style-name="Table2.C"/>
        <table:table-row>
          <table:table-cell table:style-name="Table2.A1" office:value-type="string">
            <text:p text:style-name="P1">Best</text:p>
          </table:table-cell>
          <table:table-cell table:style-name="Table2.A1" office:value-type="string">
            <text:p text:style-name="P1">Average </text:p>
          </table:table-cell>
          <table:table-cell table:style-name="Table2.C1" office:value-type="string">
            <text:p text:style-name="P1">Worst</text:p>
          </table:table-cell>
        </table:table-row>
        <table:table-row>
          <table:table-cell table:style-name="Table2.A2" office:value-type="string">
            <text:p text:style-name="P1">Omega(1)</text:p>
          </table:table-cell>
          <table:table-cell table:style-name="Table2.A2" office:value-type="string">
            <text:p text:style-name="P1">Theta(logn)</text:p>
          </table:table-cell>
          <table:table-cell table:style-name="Table2.C2" office:value-type="string">
            <text:p text:style-name="P1">BigO(logn)</text:p>
          </table:table-cell>
        </table:table-row>
      </table:table>
      <text:p text:style-name="P1"/>
      <text:p text:style-name="P1">Worst case Space Complexity:O(logn)</text:p>
      <text:p text:style-name="P1"/>
      <text:p text:style-name="P4">Bubble Sort</text:p>
      <text:p text:style-name="Standard"><text:span text:style-name="T30">First Pass:</text:span><text:span text:style-name="T29"><text:line-break/></text:span>( 5 1 4 2 8 ) –&gt; ( 1 5 4 2 8 ), Here, algorithm compares the first two elements, and swaps since 5 &gt; 1.<text:line-break/>( 1 5 4 2 8 ) –&gt;  ( 1 4 5 2 8 ), Swap since 5 &gt; 4<text:line-break/>( 1 4 5 2 8 ) –&gt;  ( 1 4 2 5 8 ), Swap since 5 &gt; 2<text:line-break/>( 1 4 2 5 8 ) –&gt; ( 1 4 2 5 8 ), Now, since these elements are already in order (8 &gt; 5), algorithm does not swap them.</text:p>
      <text:p text:style-name="Standard"><text:span text:style-name="T2">Second Pass</text:span>:<text:line-break/>( 1 4 2 5 8 ) –&gt; ( 1 4 2 5 8 )<text:line-break/>( 1 4 2 5 8 ) –&gt; ( 1 2 4 5 8 ), Swap since 4 &gt; 2<text:line-break/><text:soft-page-break/>( 1 2 4 5 8 ) –&gt; ( 1 2 4 5 8 )<text:line-break/>( 1 2 4 5 8 ) –&gt;  ( 1 2 4 5 8 )<text:line-break/>Now, the array is already sorted, but our algorithm does not know if it is completed. The algorithm needs one whole pass without any swap to know it is sorted.</text:p>
      <text:p text:style-name="Standard"><text:span text:style-name="T2">Third Pass:</text:span><text:line-break/>( 1 2 4 5 8 ) –&gt; ( 1 2 4 5 8 )<text:line-break/>( 1 2 4 5 8 ) –&gt; ( 1 2 4 5 8 )<text:line-break/>( 1 2 4 5 8 ) –&gt; ( 1 2 4 5 8 )<text:line-break/>( 1 2 4 5 8 ) –&gt; ( 1 2 4 5 8 )</text:p>
      <text:p text:style-name="Standard"/>
      <text:p text:style-name="P1"/>
      <text:p text:style-name="Standard"><text:span text:style-name="T29">Bubble sort is a simple and well-known sorting algorithm. It is used in practice once in a blue moon and its main application is to make an introduction to the sorting algorithms. Bubble sort belongs to O(n^2) sorting algorithms, which makes it quite inefficient for sorting large data volumes. Bubble sort is </text:span><text:span text:style-name="Strong_20_Emphasis"><text:span text:style-name="T29">stable </text:span></text:span><text:span text:style-name="T29">and </text:span><text:span text:style-name="Strong_20_Emphasis"><text:span text:style-name="T29">adaptive</text:span></text:span><text:span text:style-name="T29">.</text:span></text:p>
      <text:p text:style-name="P1">Algorithm</text:p>
      <text:list xml:id="list2676077590042307149" text:style-name="L2">
        <text:list-item>
          <text:p text:style-name="P15">Compare each pair of adjacent elements from the beginning of an array and, if they are <text:s text:c="5"/></text:p>
          <text:p text:style-name="P15"><text:s text:c="4"/>in reversed order, swap them.</text:p>
        </text:list-item>
        <text:list-item>
          <text:p text:style-name="P15">If at least one swap has been done, repeat step 1.</text:p>
        </text:list-item>
      </text:list>
      <text:p text:style-name="P1">You can imagine that on every step big bubbles float to the surface and stay there. At the step, when no bubble moves, sorting stops. Let us see an example of sorting an array to make the idea of bubble sort clearer.</text:p>
      <text:p text:style-name="Standard"><text:span text:style-name="Emphasis"><text:span text:style-name="T29">Example. </text:span></text:span><text:span text:style-name="T29">Sort {5, 1, 12, -5, 16} using bubble sort.</text:span></text:p>
      <text:p text:style-name="P1"><text:soft-page-break/><draw:frame draw:style-name="fr1" draw:name="graphics1" text:anchor-type="as-char" svg:width="5.8165in" svg:height="6.0071in" draw:z-index="0"><draw:image xlink:href="http://www.algolist.net/img/sorts/bubble-sort-1.png" xlink:type="simple" xlink:show="embed" xlink:actuate="onLoad"/><svg:title>Bubble sort example</svg:title></draw:frame></text:p>
      <text:p text:style-name="P1"/>
      <text:p text:style-name="P5"><text:bookmark text:name="complexity_analysis"/>Complexity analysis</text:p>
      <text:p text:style-name="P1">Average and worst case complexity of bubble sort is O(n^2). Also, it makes O(n^2) swaps in the worst case. Bubble sort is adaptive. It means that for almost sorted array it gives O(n) estimation. Avoid implementations, which don't check if the array is already sorted on every step (any swaps made). This check is necessary, in order to preserve adaptive property.</text:p>
      <text:p text:style-name="P5">Turtles and rabbits</text:p>
      <text:p text:style-name="P1">One more problem of bubble sort is that its running time badly depends on the initial order of the elements. Big elements (rabbits) go up fast, while small ones (turtles) go down very slow. This problem is solved in theCocktail sort.</text:p>
      <text:p text:style-name="Standard"><text:span text:style-name="Strong_20_Emphasis"><text:span text:style-name="T29">Turtle example.</text:span></text:span><text:span text:style-name="T29">Thought, array {2, 3, 4, 5, 1} is almost sorted, it takes O(n^2) iterations to sort an array. Element {1} is a turtle.</text:span></text:p>
      <text:p text:style-name="P1"><text:soft-page-break/><draw:frame draw:style-name="fr2" draw:name="graphics2" text:anchor-type="as-char" svg:y="-5.7146in" svg:width="6.4744in" svg:height="5.8957in" draw:z-index="1"><draw:image xlink:href="http://www.algolist.net/img/sorts/bubble-sort-2.png" xlink:type="simple" xlink:show="embed" xlink:actuate="onLoad"/></draw:frame></text:p>
      <text:p text:style-name="Standard"><text:span text:style-name="Strong_20_Emphasis"><text:span text:style-name="T29">Rabbit example. </text:span></text:span><text:span text:style-name="T29">Array {6, 1, 2, 3, 4, 5} is almost sorted too, but it takes O(n) iterations to sort it. Element {6} is a rabbit. This example demonstrates adaptive property of the bubble sort.</text:span></text:p>
      <text:p text:style-name="P1"><text:soft-page-break/><draw:frame draw:style-name="fr3" draw:name="graphics3" text:anchor-type="as-char" svg:width="6.4583in" svg:height="6.3008in" draw:z-index="2"><draw:image xlink:href="http://www.algolist.net/img/sorts/bubble-sort-3.png" xlink:type="simple" xlink:show="embed" xlink:actuate="onLoad"/><svg:title>Rabbit example</svg:title></draw:frame></text:p>
      <text:p text:style-name="P1"/>
      <text:p text:style-name="P5">Code snippets</text:p>
      <text:p text:style-name="P1">There are several ways to implement the bubble sort. Notice, that "swaps" check is absolutely necessary, in order to preserve adaptive property.</text:p>
      <text:p text:style-name="P1"/>
      <text:p text:style-name="P1">public static void bubbleSort(int[] array) {</text:p>
      <text:p text:style-name="P1"><text:s text:c="3"/>for (int i = 0; i &lt; array.length - 1; i++) {</text:p>
      <text:p text:style-name="P1"><text:s text:c="5"/>for (int j = 0; j &lt; array.length - i - 1; j++) {</text:p>
      <text:p text:style-name="P1"><text:s text:c="8"/>if (array[j + 1] &lt; array[j]) {</text:p>
      <text:p text:style-name="P1"><text:s text:c="9"/>int temp = array[j];</text:p>
      <text:p text:style-name="P1"><text:s text:c="9"/>array[j] = array[j + 1];</text:p>
      <text:p text:style-name="P1"><text:s text:c="9"/>array[j + 1] = temp;</text:p>
      <text:p text:style-name="P1"><text:s text:c="7"/>}</text:p>
      <text:p text:style-name="P1"><text:s text:c="5"/>}</text:p>
      <text:p text:style-name="P1"><text:s text:c="3"/>}</text:p>
      <text:p text:style-name="P1"><text:s/>}</text:p>
      <text:p text:style-name="P1"/>
      <text:p text:style-name="P1"/>
      <text:p text:style-name="Standard"><text:span text:style-name="T2">Optimized Implementation:</text:span><text:line-break/><text:soft-page-break/>The above function always runs O(n^2) time even if the array is sorted. It can be optimized by stopping the algorithm if inner loop didn’t cause any swap.</text:p>
      <text:p text:style-name="Standard"><text:tab/>private static int[] bubbleSortOptimized(int[] array) {</text:p>
      <text:p text:style-name="Standard"><text:tab/><text:tab/>if (null == array || 0 == array.length) {</text:p>
      <text:p text:style-name="Standard"><text:tab/><text:tab/><text:tab/>throw new IllegalArgumentException("Invalid Arguement");</text:p>
      <text:p text:style-name="Standard"><text:tab/><text:tab/>} else {</text:p>
      <text:p text:style-name="Standard"><text:tab/><text:tab/><text:tab/>boolean isSwaped = false;</text:p>
      <text:p text:style-name="Standard"><text:tab/><text:tab/><text:tab/>for (int i = 0; i &lt; array.length - 1; i++) {</text:p>
      <text:p text:style-name="Standard"><text:tab/><text:tab/><text:tab/><text:tab/>for (int j = 0; j &lt; array.length - i - 1; j++) {</text:p>
      <text:p text:style-name="Standard"><text:tab/><text:tab/><text:tab/><text:tab/><text:tab/>if (array[j + 1] &lt; array[j]) {</text:p>
      <text:p text:style-name="Standard"><text:tab/><text:tab/><text:tab/><text:tab/><text:tab/><text:tab/>int temp = array[j + 1];</text:p>
      <text:p text:style-name="Standard"><text:tab/><text:tab/><text:tab/><text:tab/><text:tab/><text:tab/>array[j + 1] = array[j];</text:p>
      <text:p text:style-name="Standard"><text:tab/><text:tab/><text:tab/><text:tab/><text:tab/><text:tab/>array[j] = temp;</text:p>
      <text:p text:style-name="Standard"><text:tab/><text:tab/><text:tab/><text:tab/><text:tab/><text:tab/>isSwaped = true;</text:p>
      <text:p text:style-name="Standard"><text:tab/><text:tab/><text:tab/><text:tab/><text:tab/>}</text:p>
      <text:p text:style-name="Standard"><text:tab/><text:tab/><text:tab/><text:tab/>}</text:p>
      <text:p text:style-name="Standard"><text:tab/><text:tab/><text:tab/><text:tab/>if (!isSwaped) {</text:p>
      <text:p text:style-name="Standard"><text:tab/><text:tab/><text:tab/><text:tab/><text:tab/>break;</text:p>
      <text:p text:style-name="Standard"><text:tab/><text:tab/><text:tab/><text:tab/>}</text:p>
      <text:p text:style-name="Standard"><text:tab/><text:tab/><text:tab/>}</text:p>
      <text:p text:style-name="Standard"><text:tab/><text:tab/><text:tab/>return array;</text:p>
      <text:p text:style-name="Standard"><text:tab/><text:tab/>}</text:p>
      <text:p text:style-name="Standard"><text:tab/>}</text:p>
      <text:p text:style-name="Standard"/>
      <text:p text:style-name="Standard"/>
      <text:p text:style-name="Standard"><text:span text:style-name="Strong_20_Emphasis"><text:span text:style-name="T5">Worst and Average Case Time Complexity</text:span></text:span><text:span text:style-name="Strong_20_Emphasis"><text:span text:style-name="T6">: </text:span></text:span><text:span text:style-name="T6">O(n*n). Worst case occurs when array is reverse sorted.</text:span></text:p>
      <text:p text:style-name="Standard"><text:span text:style-name="Strong_20_Emphasis"><text:span text:style-name="T5">Best Case Time Complexity:</text:span></text:span><text:span text:style-name="T6"> O(n). Best case occurs when array is already sorted.</text:span></text:p>
      <text:p text:style-name="Standard"><text:span text:style-name="Strong_20_Emphasis"><text:span text:style-name="T5">Auxiliary Space:</text:span></text:span><text:span text:style-name="T6"> O(1)</text:span></text:p>
      <text:p text:style-name="Standard"><text:span text:style-name="Strong_20_Emphasis"><text:span text:style-name="T5">Boundary Cases:</text:span></text:span><text:span text:style-name="T5"> </text:span><text:span text:style-name="T6">Bubble sort takes minimum time (Order of n) when elements are already sorted.</text:span></text:p>
      <text:p text:style-name="Standard"><text:span text:style-name="Strong_20_Emphasis"><text:span text:style-name="T5">Sorting In Place</text:span></text:span><text:span text:style-name="Strong_20_Emphasis"><text:span text:style-name="T6">: </text:span></text:span><text:span text:style-name="T6">Yes</text:span></text:p>
      <text:p text:style-name="Standard"><text:span text:style-name="Strong_20_Emphasis"><text:span text:style-name="T5">Stable</text:span></text:span><text:span text:style-name="Strong_20_Emphasis"><text:span text:style-name="T6">:</text:span></text:span><text:span text:style-name="T6"> Yes</text:span></text:p>
      <text:p text:style-name="P6">Due to its simplicity, bubble sort is often used to introduce the concept of a sorting algorithm.<text:line-break/>In computer graphics it is popular for its capability to detect a very small error (like swap of just two elements) in almost-sorted arrays and fix it with just linear complexity (2n). For example, it is used in a polygon filling algorithm, where bounding lines are sorted by their x coordinate at a specific scan line (a line parallel to x axis) and with incrementing y their order changes (two elements are swapped) only at intersections of two lines.</text:p>
      <text:p text:style-name="P1">TimeComplexity:O(n)</text:p>
      <text:p text:style-name="P1"/>
      <table:table table:name="Table3" table:style-name="Table3">
        <table:table-column table:style-name="Table3.A"/>
        <table:table-column table:style-name="Table3.B"/>
        <table:table-column table:style-name="Table3.C"/>
        <table:table-row>
          <table:table-cell table:style-name="Table3.A1" office:value-type="string">
            <text:p text:style-name="P1">Best</text:p>
          </table:table-cell>
          <table:table-cell table:style-name="Table3.A1" office:value-type="string">
            <text:p text:style-name="P1">Average </text:p>
          </table:table-cell>
          <table:table-cell table:style-name="Table3.C1" office:value-type="string">
            <text:p text:style-name="P1">Worst</text:p>
          </table:table-cell>
        </table:table-row>
        <table:table-row>
          <table:table-cell table:style-name="Table3.A2" office:value-type="string">
            <text:p text:style-name="P1">O(n)</text:p>
          </table:table-cell>
          <table:table-cell table:style-name="Table3.A2" office:value-type="string">
            <text:p text:style-name="P1">O(n*n)</text:p>
          </table:table-cell>
          <table:table-cell table:style-name="Table3.C2" office:value-type="string">
            <text:p text:style-name="P1">O(n*n)</text:p>
          </table:table-cell>
        </table:table-row>
      </table:table>
      <text:p text:style-name="P1"/>
      <text:p text:style-name="P1">Space Complexity:O(1)</text:p>
      <text:p text:style-name="P1"/>
      <text:p text:style-name="P1"/>
      <text:p text:style-name="P4">Selection Sort:</text:p>
      <text:p text:style-name="P1">The selection sort algorithm sorts an array by repeatedly finding the minimum element (considering ascending order) <text:bookmark text:name="more-8949"/>from unsorted part and putting it at the beginning. The algorithm maintains two subarrays in a given array.</text:p>
      <text:p text:style-name="P1">1) The subarray which is already sorted.<text:line-break/>2) Remaining subarray which is unsorted.</text:p>
      <text:p text:style-name="P1">In every iteration of selection sort, the minimum element (considering ascending order) from the <text:soft-page-break/>unsorted subarray is picked and moved to the sorted subarray. </text:p>
      <text:p text:style-name="P1">Following example explains the above steps:</text:p>
      <text:p text:style-name="P1">arr[] = 64 25 12 22 11</text:p>
      <text:p text:style-name="P1"/>
      <text:p text:style-name="P1">// Find the minimum element in arr[0...4]</text:p>
      <text:p text:style-name="P1">// and place it at beginning</text:p>
      <text:p text:style-name="Standard"><text:span text:style-name="Strong_20_Emphasis"><text:span text:style-name="T29">11 </text:span></text:span><text:span text:style-name="T29">25 12 22 64</text:span></text:p>
      <text:p text:style-name="P1"/>
      <text:p text:style-name="P1">// Find the minimum element in arr[1...4]</text:p>
      <text:p text:style-name="P1">// and place it at beginning of arr[1...4]</text:p>
      <text:p text:style-name="Standard"><text:span text:style-name="T29">11 </text:span><text:span text:style-name="Strong_20_Emphasis"><text:span text:style-name="T29">12 </text:span></text:span><text:span text:style-name="T29">25 22 64</text:span></text:p>
      <text:p text:style-name="P1"/>
      <text:p text:style-name="P1">// Find the minimum element in arr[2...4]</text:p>
      <text:p text:style-name="P1">// and place it at beginning of arr[2...4]</text:p>
      <text:p text:style-name="Standard"><text:span text:style-name="T29">11 12 </text:span><text:span text:style-name="Strong_20_Emphasis"><text:span text:style-name="T29">22 </text:span></text:span><text:span text:style-name="T29">25 64</text:span></text:p>
      <text:p text:style-name="P1"/>
      <text:p text:style-name="P1">// Find the minimum element in arr[3...4]</text:p>
      <text:p text:style-name="P1">// and place it at beginning of arr[3...4]</text:p>
      <text:p text:style-name="Standard"><text:span text:style-name="T29">11 12 22 </text:span><text:span text:style-name="Strong_20_Emphasis"><text:span text:style-name="T29">25 </text:span></text:span><text:span text:style-name="T29">64 </text:span></text:p>
      <text:p text:style-name="Standard"/>
      <text:p text:style-name="Standard"><text:span text:style-name="T2">Time Complexity</text:span>: O(n*n) as there are two nested loops.</text:p>
      <text:p text:style-name="Standard"><text:span text:style-name="T2">Auxiliary Space:</text:span> O(1)<text:line-break/>The good thing about selection sort is it never makes more than O(n) swaps and can be useful when memory write is a costly operation.</text:p>
      <text:p text:style-name="P1"/>
      <text:p text:style-name="P1">public static int[] selectionSort(int[] array) {</text:p>
      <text:p text:style-name="P1"><text:tab/><text:tab/>int temp = -1;</text:p>
      <text:p text:style-name="P1"><text:tab/><text:tab/>for (int i = 0; i &lt; array.length; i++) {</text:p>
      <text:p text:style-name="P1"><text:tab/><text:tab/><text:tab/>for (int j = i+1; j &lt; array.length; j++) {</text:p>
      <text:p text:style-name="P1"><text:tab/><text:tab/><text:tab/><text:tab/>if (array[j] &lt; array[i]) {</text:p>
      <text:p text:style-name="P1"><text:s text:c="5"/><text:tab/><text:tab/><text:tab/><text:tab/> <text:s text:c="4"/>temp = array[i];</text:p>
      <text:p text:style-name="P1"><text:tab/><text:tab/><text:tab/><text:tab/> <text:s text:c="4"/>array[i] = array[j];</text:p>
      <text:p text:style-name="P1"><text:tab/><text:tab/><text:tab/><text:tab/> <text:s text:c="4"/>array[j] = temp;</text:p>
      <text:p text:style-name="P1"><text:tab/><text:tab/><text:tab/> <text:s text:c="3"/>}</text:p>
      <text:p text:style-name="P1"><text:tab/><text:tab/> }</text:p>
      <text:p text:style-name="P1"><text:tab/> }</text:p>
      <text:p text:style-name="P1"><text:tab/>return array;</text:p>
      <text:p text:style-name="P1">}</text:p>
      <text:p text:style-name="P1"/>
      <text:p text:style-name="P1"/>
      <text:p text:style-name="P4">Quick Sort </text:p>
      <text:p text:style-name="P4"><text:span text:style-name="T3">Source: </text:span><text:a xlink:type="simple" xlink:href="http://www.algolist.net/Algorithms/Sorting/Quicksort" text:style-name="Internet_20_link" text:visited-style-name="Visited_20_Internet_20_Link"><text:span text:style-name="T3">http://www.algolist.net/Algorithms/Sorting/Quicksort</text:span></text:a><text:span text:style-name="T3"> </text:span></text:p>
      <text:p text:style-name="Standard">Quicksort is a fast sorting algorithm, which is used not only for educational purposes, but widely applied in practice. On the average, it has O(n log n) complexity, making quicksort suitable for sorting big data volumes. The idea of the algorithm is quite simple and once you realize it, you can write quicksort as fast as bubble sort.</text:p>
      <text:p text:style-name="P7">Algorithm</text:p>
      <text:p text:style-name="Standard">The divide-and-conquer strategy is used in quicksort. Below the recursion step is described:</text:p>
      <text:list xml:id="list6399643646496621254" text:style-name="L3">
        <text:list-item>
          <text:p text:style-name="P16">Choose a pivot value. We take the value of the middle element as pivot value, but it can be any value, which is in range of sorted values, even if it doesn't present in the array.</text:p>
        </text:list-item>
        <text:list-item>
          <text:p text:style-name="P16">Partition. Rearrange elements in such a way, that all elements which are lesser than the pivot go to the left part of the array and all elements greater than the pivot, go to the right <text:soft-page-break/>part of the array. Values equal to the pivot can stay in any part of the array. Notice, that array may be divided in non-equal parts.</text:p>
        </text:list-item>
        <text:list-item>
          <text:p text:style-name="P16">Sort both parts. Apply quicksort algorithm recursively to the left and the right parts.</text:p>
        </text:list-item>
      </text:list>
      <text:p text:style-name="P7"/>
      <text:p text:style-name="P7">Partition algorithm in detail</text:p>
      <text:p text:style-name="Standard">There are two indices i and j and at the very beginning of the partition algorithm i points to the first element in the array and j points to the last one. Then algorithm moves i forward, until an element with value greater or equal to the pivot is found. Index j is moved backward, until an element with value lesser or equal to the pivot is found. If i ≤ j then they are swapped and i steps to the next position (i + 1), j steps to the previous one (j - 1). Algorithm stops, when i becomes greater than j.</text:p>
      <text:p text:style-name="Standard">After partition, all values before i-th element are less or equal than the pivot and all values after j-th element are greater or equal to the pivot.</text:p>
      <text:p text:style-name="Standard">Example. Sort {1, 12, 5, 26, 7, 14, 3, 7, 2} using quicksort.<text:soft-page-break/><draw:frame draw:style-name="fr3" draw:name="graphics4" text:anchor-type="as-char" svg:width="6.678in" svg:height="7.7071in" draw:z-index="3"><draw:image xlink:href="http://www.algolist.net/img/sorts/quick-sort.png" xlink:type="simple" xlink:show="embed" xlink:actuate="onLoad"/></draw:frame></text:p>
      <text:p text:style-name="Standard"/>
      <text:p text:style-name="Standard"/>
      <text:p text:style-name="Standard">Notice, that we show here only the first recursion step, in order not to make example too long. But, in fact, {1, 2, 5, 7, 3} and {14, 7, 26, 12} are sorted then recursively.</text:p>
      <text:p text:style-name="P7">Why does it work?</text:p>
      <text:p text:style-name="Standard">On the partition step algorithm divides the array into two parts and every element a from the left part is less or equal than every element b from the right part. Also a and b satisfy a ≤ pivot ≤ b inequality. After completion of the recursion calls both of the parts become sorted and, taking into account arguments stated above, the whole array is sorted.</text:p>
      <text:p text:style-name="P7">Complexity analysis</text:p>
      <text:p text:style-name="Standard">On the average quicksort has O(n log n) complexity, but strong proof of this fact is not trivial and not presented here. Still, you can find the proof in [1]. In worst case, quicksort runs O(n^) time, but <text:soft-page-break/>on the most "practical" data it works just fine and outperforms other O(n log n) sorting algorithms.</text:p>
      <text:p text:style-name="P7">Code snippets</text:p>
      <text:p text:style-name="Standard"/>
      <text:p text:style-name="Standard">int partition(int arr[], int left, int right)</text:p>
      <text:p text:style-name="Standard">{</text:p>
      <text:p text:style-name="Standard">      int i = left, j = right;</text:p>
      <text:p text:style-name="Standard">      int tmp;</text:p>
      <text:p text:style-name="Standard">      int pivot = arr[(left + right) / 2];</text:p>
      <text:p text:style-name="Standard">     </text:p>
      <text:p text:style-name="Standard">      while (i &lt;= j) {</text:p>
      <text:p text:style-name="Standard">            while (arr[i] &lt; pivot)</text:p>
      <text:p text:style-name="Standard">                  i++;</text:p>
      <text:p text:style-name="Standard">            while (arr[j] &gt; pivot)</text:p>
      <text:p text:style-name="Standard">                  j--;</text:p>
      <text:p text:style-name="Standard">            if (i &lt;= j) {</text:p>
      <text:p text:style-name="Standard">                  tmp = arr[i];</text:p>
      <text:p text:style-name="Standard">                  arr[i] = arr[j];</text:p>
      <text:p text:style-name="Standard">                  arr[j] = tmp;</text:p>
      <text:p text:style-name="Standard">                  i++;</text:p>
      <text:p text:style-name="Standard">                  j--;</text:p>
      <text:p text:style-name="Standard">            }</text:p>
      <text:p text:style-name="Standard">      };</text:p>
      <text:p text:style-name="Standard">     </text:p>
      <text:p text:style-name="Standard">      return i;</text:p>
      <text:p text:style-name="Standard">}</text:p>
      <text:p text:style-name="Standard"> </text:p>
      <text:p text:style-name="Standard">void quickSort(int arr[], int left, int right) {</text:p>
      <text:p text:style-name="Standard">      int index = partition(arr, left, right);</text:p>
      <text:p text:style-name="Standard">      if (left &lt; index - 1)</text:p>
      <text:p text:style-name="Standard">            quickSort(arr, left, index - 1);</text:p>
      <text:p text:style-name="Standard">      if (index &lt; right)</text:p>
      <text:p text:style-name="Standard">            quickSort(arr, index, right);</text:p>
      <text:p text:style-name="Standard">}</text:p>
      <text:p text:style-name="Standard"/>
      <text:p text:style-name="Standard"><text:tab/><text:tab/><text:tab/>OR</text:p>
      <text:p text:style-name="Standard"/>
      <text:p text:style-name="P1">public static void quickSort(int[] arr, int low, int high) {</text:p>
      <text:p text:style-name="P1"><text:tab/><text:tab/>if (low &gt;= high || high &gt; array.length <text:s/>|| array.length == 0) {</text:p>
      <text:p text:style-name="P1"><text:tab/> <text:s text:c="2"/><text:tab/><text:tab/>return;</text:p>
      <text:p text:style-name="P1"><text:tab/><text:tab/>}</text:p>
      <text:p text:style-name="P1"/>
      <text:p text:style-name="P1"><text:tab/><text:tab/>// pick the pivot</text:p>
      <text:p text:style-name="P1"><text:tab/><text:tab/>int middle = low + (high - low) / 2;</text:p>
      <text:p text:style-name="P1"><text:tab/><text:tab/>int pivot = arr[middle];</text:p>
      <text:p text:style-name="P1"><text:tab/><text:tab/><text:span text:style-name="T32">// </text:span><text:span text:style-name="T33">int</text:span><text:span text:style-name="T32"> </text:span><text:span text:style-name="T33">piot</text:span><text:span text:style-name="T32"> = array[mid];</text:span></text:p>
      <text:p text:style-name="P13"><text:span text:style-name="T31"><text:tab/><text:tab/></text:span><text:span text:style-name="T34">// </text:span><text:span text:style-name="T35">int</text:span><text:span text:style-name="T34"> </text:span><text:span text:style-name="T35">piot</text:span><text:span text:style-name="T34"> = array[low];</text:span></text:p>
      <text:p text:style-name="P1"/>
      <text:p text:style-name="P1"><text:tab/><text:tab/>// make left &lt; pivot and right &gt; pivot</text:p>
      <text:p text:style-name="P1"><text:tab/><text:tab/>int i = low, j = high;</text:p>
      <text:p text:style-name="P1"><text:tab/><text:tab/>while (i &lt;= j) {</text:p>
      <text:p text:style-name="P1"><text:tab/><text:tab/><text:tab/>while (arr[i] &lt; pivot) {</text:p>
      <text:p text:style-name="P1"><text:tab/><text:tab/><text:tab/><text:tab/>i++;</text:p>
      <text:p text:style-name="P1"><text:soft-page-break/><text:tab/><text:tab/><text:tab/>}</text:p>
      <text:p text:style-name="P1"/>
      <text:p text:style-name="P1"><text:tab/><text:tab/><text:tab/>while (arr[j] &gt; pivot) {</text:p>
      <text:p text:style-name="P1"><text:tab/><text:tab/><text:tab/><text:tab/>j--;</text:p>
      <text:p text:style-name="P1"><text:tab/><text:tab/><text:tab/>}</text:p>
      <text:p text:style-name="P1"/>
      <text:p text:style-name="P1"><text:tab/><text:tab/><text:tab/>if (i &lt;= j) {</text:p>
      <text:p text:style-name="P1"><text:tab/><text:tab/><text:tab/><text:tab/>int temp = arr[i];</text:p>
      <text:p text:style-name="P1"><text:tab/><text:tab/><text:tab/><text:tab/>arr[i] = arr[j];</text:p>
      <text:p text:style-name="P1"><text:tab/><text:tab/><text:tab/><text:tab/>arr[j] = temp;</text:p>
      <text:p text:style-name="P1"><text:tab/><text:tab/><text:tab/><text:tab/>i++;</text:p>
      <text:p text:style-name="P1"><text:tab/><text:tab/><text:tab/><text:tab/>j--;</text:p>
      <text:p text:style-name="P1"><text:tab/><text:tab/><text:tab/>}</text:p>
      <text:p text:style-name="P1"><text:tab/><text:tab/>}</text:p>
      <text:p text:style-name="P1"/>
      <text:p text:style-name="P1"><text:tab/><text:tab/>// recursively sort two sub parts<text:tab/><text:tab/></text:p>
      <text:p text:style-name="P1"><text:tab/><text:tab/>if (low &lt; j)</text:p>
      <text:p text:style-name="P1"><text:tab/><text:tab/><text:tab/>quickSort(arr, low, j);</text:p>
      <text:p text:style-name="P1"><text:tab/><text:tab/>if (high &gt; i)</text:p>
      <text:p text:style-name="P1"><text:tab/><text:tab/><text:tab/>quickSort(arr, i, high);</text:p>
      <text:p text:style-name="P1"><text:tab/>}</text:p>
      <text:p text:style-name="P1"/>
      <text:p text:style-name="P1">call with quickSort(array, 0, size-1);</text:p>
      <text:p text:style-name="P1"/>
      <text:p text:style-name="P5">Sources: <text:a xlink:type="simple" xlink:href="http://www.geeksforgeeks.org/quick-sort/" text:style-name="Internet_20_link" text:visited-style-name="Visited_20_Internet_20_Link">http://www.geeksforgeeks.org/quick-sort/</text:a></text:p>
      <text:p text:style-name="Standard">Like Merge Sort, QuickSort is a Divide and Conquer algorithm. It picks an element as pivot and partitions the given array around the picked pivot. <text:bookmark text:name="more-142309"/>There are many different versions of quickSort that pick pivot in different ways.</text:p>
      <text:list xml:id="list2492190662850355641" text:style-name="L4">
        <text:list-item>
          <text:p text:style-name="P17">Always pick first element as pivot.</text:p>
        </text:list-item>
        <text:list-item>
          <text:p text:style-name="P17">Always pick last element as pivot (implemented below)</text:p>
        </text:list-item>
        <text:list-item>
          <text:p text:style-name="P17">Pick a random element as pivot.</text:p>
        </text:list-item>
        <text:list-item>
          <text:p text:style-name="P17">Pick median as pivot.</text:p>
        </text:list-item>
      </text:list>
      <text:p text:style-name="Standard">The key process in quickSort is partition(). Target of partitions is, given an array and an element x of array as pivot, put x at its correct position in sorted array and put all smaller elements (smaller than x) before x, and put all greater elements (greater than x) after x. All this should be done in linear time.</text:p>
      <text:p text:style-name="Standard">Pseudo Code for recursive QuickSort function :</text:p>
      <text:p text:style-name="Standard">/* low <text:s/>--&gt; Starting index, <text:s/>high <text:s/>--&gt; Ending index */</text:p>
      <text:p text:style-name="Standard">quickSort(arr[], low, high)</text:p>
      <text:p text:style-name="Standard">{</text:p>
      <text:p text:style-name="Standard"><text:s text:c="4"/>if (low &lt; high)</text:p>
      <text:p text:style-name="Standard"><text:s text:c="4"/>{</text:p>
      <text:p text:style-name="Standard"><text:s text:c="8"/>/* pi is partitioning index, arr[p] is now</text:p>
      <text:p text:style-name="Standard"><text:s text:c="11"/>at right place */</text:p>
      <text:p text:style-name="Standard"><text:s text:c="8"/>pi = partition(arr, low, high);</text:p>
      <text:p text:style-name="Standard"/>
      <text:p text:style-name="Standard"><text:s text:c="8"/>quickSort(arr, low, pi - 1); <text:s/>// Before pi</text:p>
      <text:p text:style-name="Standard"><text:s text:c="8"/>quickSort(arr, pi + 1, high); // After pi</text:p>
      <text:p text:style-name="Standard"><text:s text:c="4"/>}</text:p>
      <text:p text:style-name="Standard">}</text:p>
      <text:p text:style-name="Standard"><text:soft-page-break/><draw:a xlink:type="simple" xlink:href="http://www.geeksforgeeks.org/wp-content/uploads/gq/2014/01/QuickSort2.png"><draw:frame draw:style-name="fr4" draw:name="graphics5" text:anchor-type="as-char" svg:y="-1.9327in" svg:width="6.45in" svg:height="3.3016in" draw:z-index="4"><draw:image xlink:href="http://www.geeksforgeeks.org/wp-content/uploads/gq/2014/01/QuickSort2.png" xlink:type="simple" xlink:show="embed" xlink:actuate="onLoad"/><svg:title>quicksort</svg:title></draw:frame></draw:a></text:p>
      <text:p text:style-name="Standard"><text:span text:style-name="T2">Partition Algorithm</text:span><text:line-break/>There can be many ways to do partition, following pseudo code adopts the method given in CLRS book. The logic is simple, we start from the leftmost element and keep track of index of smaller (or equal to) elements as i. While traversing, if we find a smaller element, we swap current element with arr[i]. Otherwise we ignore current element.</text:p>
      <text:p text:style-name="Standard">/* low <text:s/>--&gt; Starting index, <text:s/>high <text:s/>--&gt; Ending index */</text:p>
      <text:p text:style-name="Standard">quickSort(arr[], low, high)</text:p>
      <text:p text:style-name="Standard">{</text:p>
      <text:p text:style-name="Standard"><text:s text:c="4"/>if (low &lt; high)</text:p>
      <text:p text:style-name="Standard"><text:s text:c="4"/>{</text:p>
      <text:p text:style-name="Standard"><text:s text:c="8"/>/* pi is partitioning index, arr[p] is now</text:p>
      <text:p text:style-name="Standard"><text:s text:c="11"/>at right place */</text:p>
      <text:p text:style-name="Standard"><text:s text:c="8"/>pi = partition(arr, low, high);</text:p>
      <text:p text:style-name="Standard"/>
      <text:p text:style-name="Standard"><text:s text:c="8"/>quickSort(arr, low, pi - 1); <text:s/>// Before pi</text:p>
      <text:p text:style-name="Standard"><text:s text:c="8"/>quickSort(arr, pi + 1, high); // After pi</text:p>
      <text:p text:style-name="Standard"><text:s text:c="4"/>}</text:p>
      <text:p text:style-name="Standard">}</text:p>
      <text:p text:style-name="Standard"/>
      <text:p text:style-name="P8">Pseudo code for partition()</text:p>
      <text:p text:style-name="P10">/* This function takes last element as pivot, places <text:s/>the pivot element at its correct position in sorted <text:s text:c="4"/>array, and places all smaller (smaller than pivot) to left of pivot and all greater elements to right <text:s text:c="2"/>of pivot */</text:p>
      <text:p text:style-name="P10"/>
      <text:p text:style-name="P10">partition (arr[], low, high)</text:p>
      <text:p text:style-name="P10">{</text:p>
      <text:p text:style-name="P10"><text:s text:c="4"/>// pivot (Element to be placed at right position)</text:p>
      <text:p text:style-name="P10"><text:s text:c="4"/>pivot = arr[high]; <text:s/></text:p>
      <text:p text:style-name="P10"><text:s/></text:p>
      <text:p text:style-name="P10"><text:s text:c="4"/>i = (low - 1) <text:s/>// Index of smaller element</text:p>
      <text:p text:style-name="P10"/>
      <text:p text:style-name="P10"><text:s text:c="4"/>for (j = low; j &lt;= high- 1; j++)</text:p>
      <text:p text:style-name="P10"><text:s text:c="4"/>{</text:p>
      <text:p text:style-name="P10"><text:s text:c="8"/>// If current element is smaller than or</text:p>
      <text:p text:style-name="P10"><text:soft-page-break/><text:s text:c="8"/>// equal to pivot</text:p>
      <text:p text:style-name="P10"><text:s text:c="8"/>if (arr[j] &lt;= pivot)</text:p>
      <text:p text:style-name="P10"><text:s text:c="8"/>{</text:p>
      <text:p text:style-name="P10"><text:s text:c="12"/>i++; <text:s text:c="3"/>// increment index of smaller element</text:p>
      <text:p text:style-name="P10"><text:s text:c="12"/>swap arr[i] and arr[j]</text:p>
      <text:p text:style-name="P10"><text:s text:c="8"/>}</text:p>
      <text:p text:style-name="P10"><text:s text:c="4"/>}</text:p>
      <text:p text:style-name="P10"><text:s text:c="4"/>swap arr[i + 1] and arr[high])</text:p>
      <text:p text:style-name="P10"><text:s text:c="4"/>return (i + 1)</text:p>
      <text:p text:style-name="P10">}</text:p>
      <text:p text:style-name="P10">Illustration of partition() :</text:p>
      <text:p text:style-name="P10">arr[] = {10, 80, 30, 90, 40, 50, 70}</text:p>
      <text:p text:style-name="P10">Indexes: <text:s/>0 <text:s text:c="2"/>1 <text:s text:c="2"/>2 <text:s text:c="2"/>3 <text:s text:c="2"/>4 <text:s text:c="2"/>5 <text:s text:c="2"/>6 </text:p>
      <text:p text:style-name="P10"/>
      <text:p text:style-name="P10">low = 0, high = <text:s/>6, pivot = arr[h] = 70</text:p>
      <text:p text:style-name="P10">Initialize index of smaller element, i = -1</text:p>
      <text:p text:style-name="P10"/>
      <text:p text:style-name="P10">Traverse elements from j = low to high-1</text:p>
      <text:p text:style-name="P10">j = 0 : Since arr[j] &lt;= pivot, do i++ and swap(arr[i], arr[j])</text:p>
      <text:p text:style-name="P10">i = 0 </text:p>
      <text:p text:style-name="P10">arr[] = {10, 80, 30, 90, 40, 50, 70} // No change as i and j </text:p>
      <text:p text:style-name="P10"><text:s text:c="37"/>// are same</text:p>
      <text:p text:style-name="P10"/>
      <text:p text:style-name="P10">j = 1 : Since arr[j] &gt; pivot, do nothing</text:p>
      <text:p text:style-name="P10">// No change in i and arr[]</text:p>
      <text:p text:style-name="P10"/>
      <text:p text:style-name="P10">j = 2 : Since arr[j] &lt;= pivot, do i++ and swap(arr[i], arr[j])</text:p>
      <text:p text:style-name="P10">i = 1</text:p>
      <text:p text:style-name="P10">arr[] = {10, 30, 80, 90, 40, 50, 70} // We swap 80 and 30 </text:p>
      <text:p text:style-name="P10"/>
      <text:p text:style-name="P10">j = 3 : Since arr[j] &gt; pivot, do nothing</text:p>
      <text:p text:style-name="P10">// No change in i and arr[]</text:p>
      <text:p text:style-name="P10"/>
      <text:p text:style-name="P10">j = 4 : Since arr[j] &lt;= pivot, do i++ and swap(arr[i], arr[j])</text:p>
      <text:p text:style-name="P10">i = 2</text:p>
      <text:p text:style-name="P10">arr[] = {10, 30, 40, 90, 80, 50, 70} // 80 and 40 Swapped</text:p>
      <text:p text:style-name="P10">j = 5 : Since arr[j] &lt;= pivot, do i++ and swap arr[i] with arr[j] </text:p>
      <text:p text:style-name="P10">i = 3 </text:p>
      <text:p text:style-name="P10">arr[] = {10, 30, 40, 50, 80, 90, 70} // 90 and 50 Swapped </text:p>
      <text:p text:style-name="P10"/>
      <text:p text:style-name="P10">We come out of loop because j is now equal to high-1. Finally we place pivot at correct position by swapping</text:p>
      <text:p text:style-name="P10">arr[i+1] and arr[high] (or pivot) </text:p>
      <text:p text:style-name="P10">arr[] = {10, 30, 40, 50, 70, 90, 80} // 80 and 70 Swapped </text:p>
      <text:p text:style-name="P10"/>
      <text:p text:style-name="P10">Now 70 is at its correct place. All elements smaller than 70 are before it and all elements greater than 70 are after it.</text:p>
      <text:p text:style-name="P10"/>
      <text:p text:style-name="P12">Output:</text:p>
      <text:p text:style-name="Standard">Sorted array:</text:p>
      <text:p text:style-name="Standard">1 5 7 8 9 10</text:p>
      <text:p text:style-name="Standard"/>
      <text:p text:style-name="Standard"><text:soft-page-break/><text:span text:style-name="T2">Analysis of QuickSort</text:span><text:line-break/>Time taken by QuickSort in general can be written as following.</text:p>
      <text:p text:style-name="Standard"><text:s/>T(n) = T(k) + T(n-k-1) + Theta(n)</text:p>
      <text:p text:style-name="Standard">The first two terms are for two recursive calls, the last term is for the partition process. k is the number of elements which are smaller than pivot.<text:line-break/>The time taken by QuickSort depends upon the input array and partition strategy. Following are three cases.</text:p>
      <text:p text:style-name="Standard"><text:span text:style-name="T2">Worst Case: </text:span>The worst case occurs when the partition process always picks greatest or smallest element as pivot. If we consider above partition strategy where last element is always picked as pivot, the worst case would occur when the array is already sorted in increasing or decreasing order. Following is recurrence for worst case.</text:p>
      <text:p text:style-name="Standard"><text:s/>T(n) = T(0) + T(n-1) + Theta(n)</text:p>
      <text:p text:style-name="Standard">which is equivalent to <text:s/></text:p>
      <text:p text:style-name="Standard"><text:s/>T(n) = T(n-1) + Theta(n)</text:p>
      <text:p text:style-name="Standard">The solution of above recurrence is <draw:frame draw:style-name="fr5" draw:name="graphics9" text:anchor-type="as-char" svg:y="0in" svg:width="0.4063in" svg:height="0.1354in" draw:z-index="5"><draw:image xlink:href="http://www.geeksforgeeks.org/wp-content/ql-cache/quicklatex.com-1272b42e5dcc3abbede79cad2ad51b7f_l3.svg" xlink:type="simple" xlink:show="embed" xlink:actuate="onLoad"/><svg:title>theta</svg:title></draw:frame>(n2).</text:p>
      <text:p text:style-name="Standard"><text:span text:style-name="T2">Best Case:</text:span> The best case occurs when the partition process always picks the middle element as pivot. Following is recurrence for best case.</text:p>
      <text:p text:style-name="Standard"><text:s/>T(n) = 2T(n/2) + <draw:frame draw:style-name="fr6" draw:name="graphics10" text:anchor-type="as-char" svg:width="0.4063in" svg:height="0.1354in" draw:z-index="6"><draw:image xlink:href="Pictures/10000201000000210000000ABA1FE321.png" xlink:type="simple" xlink:show="embed" xlink:actuate="onLoad"/><draw:image xlink:href="http://www.geeksforgeeks.org/wp-content/ql-cache/quicklatex.com-1272b42e5dcc3abbede79cad2ad51b7f_l3.svg" xlink:type="simple" xlink:show="embed" xlink:actuate="onLoad"/><svg:title>theta</svg:title></draw:frame>(n)</text:p>
      <text:p text:style-name="Standard">The solution of above recurrence is <draw:frame draw:style-name="fr6" draw:name="graphics11" text:anchor-type="as-char" svg:width="0.4063in" svg:height="0.1354in" draw:z-index="7"><draw:image xlink:href="Pictures/10000201000000210000000ABA1FE321.png" xlink:type="simple" xlink:show="embed" xlink:actuate="onLoad"/><draw:image xlink:href="http://www.geeksforgeeks.org/wp-content/ql-cache/quicklatex.com-1272b42e5dcc3abbede79cad2ad51b7f_l3.svg" xlink:type="simple" xlink:show="embed" xlink:actuate="onLoad"/><svg:title>theta</svg:title></draw:frame>(nLogn). It can be solved using case 2 of Master Theorem.</text:p>
      <text:p text:style-name="Standard"><text:span text:style-name="T2">Average Case:</text:span><text:line-break/>To do average case analysis, we need to consider all possible permutation of array and calculate time taken by every permutation which doesn’t look easy.<text:line-break/>We can get an idea of average case by considering the case when partition puts O(n/9) elements in one set and O(9n/10) elements in other set. Following is recurrence for this case.</text:p>
      <text:p text:style-name="Standard"><text:s/>T(n) = T(n/9) + T(9n/10) + <draw:frame draw:style-name="fr6" draw:name="graphics12" text:anchor-type="as-char" svg:width="0.4063in" svg:height="0.1354in" draw:z-index="8"><draw:image xlink:href="Pictures/10000201000000210000000ABA1FE321.png" xlink:type="simple" xlink:show="embed" xlink:actuate="onLoad"/><draw:image xlink:href="http://www.geeksforgeeks.org/wp-content/ql-cache/quicklatex.com-1272b42e5dcc3abbede79cad2ad51b7f_l3.svg" xlink:type="simple" xlink:show="embed" xlink:actuate="onLoad"/><svg:title>theta</svg:title></draw:frame>(n)</text:p>
      <text:p text:style-name="Standard">Solution of above recurrence is also O(nLogn)</text:p>
      <text:p text:style-name="Standard"/>
      <text:p text:style-name="Standard">Although the worst case time complexity of QuickSort is O(n2) which is more than many other sorting algorithms like Merge Sort and Heap Sort, QuickSort is faster in practice, because its inner loop can be efficiently implemented on most architectures, and in most real-world data. QuickSort can be implemented in different ways by changing the choice of pivot, so that the worst case rarely occurs for a given type of data. However, merge sort is generally considered better when data is huge and stored in external storage.</text:p>
      <text:p text:style-name="Standard"/>
      <text:p text:style-name="Standard">What is 3-Way QuickSort?<text:line-break/>In simple QuickSort algorithm, we select an element as pivot, partition the array around pivot and recur for subarrays on left and right of pivot.<text:line-break/>Consider an array which has many redundant elements. For example, {1, 4, 2, 4, 2, 4, 1, 2, 4, 1, 2, 2, 2, 2, 4, 1, 4, 4, 4}. If 4 is picked as pivot in Simple QuickSort, we fix only one 4 and recursively process remaining occurrences. In 3 Way QuickSort, an array arr[l..r] is divided in 3 parts:<text:line-break/>a) arr[l..i] elements less than pivot.<text:line-break/>b) arr[i+1..j-1] elements equal to pivot.<text:line-break/>c) arr[j..r] elements greater than pivot.</text:p>
      <text:p text:style-name="P5"/>
      <text:p text:style-name="Standard"><text:span text:style-name="T2">How to implement QuickSort for Linked Lists?</text:span><text:line-break/><text:a xlink:type="simple" xlink:href="http://www.geeksforgeeks.org/quicksort-on-singly-linked-list/" office:target-frame-name="_blank" xlink:show="new" text:style-name="Internet_20_link" text:visited-style-name="Visited_20_Internet_20_Link"><text:span text:style-name="T16">QuickSort on Singly Linked List</text:span></text:a><text:line-break/><text:a xlink:type="simple" xlink:href="http://www.geeksforgeeks.org/quicksort-for-linked-list/" office:target-frame-name="_blank" xlink:show="new" text:style-name="Internet_20_link" text:visited-style-name="Visited_20_Internet_20_Link">QuickSort on Doubly Linked List</text:a><text:span text:style-name="T14"> </text:span></text:p>
      <text:p text:style-name="Standard"/>
      <text:p text:style-name="Standard"><text:span text:style-name="T2">Can we implement QuickSort Iteratively?</text:span><text:line-break/><text:soft-page-break/>Yes, please refer Iterative Quick Sort.</text:p>
      <text:p text:style-name="P7"/>
      <text:p text:style-name="Standard"><text:span text:style-name="T2">Why Quick Sort is preferred over MergeSort for sorting Arrays</text:span><text:line-break/>Quick Sort in its general form is an in-place sort (i.e. it doesn’t require any extra storage) whereas merge sort requires O(N) extra storage, N denoting the array size which may be quite expensive. Allocating and de-allocating the extra space used for merge sort increases the running time of the algorithm. Comparing average complexity we find that both type of sorts have O(NlogN) average complexity but the constants differ. For arrays, merge sort loses due to the use of extra O(N) storage space.</text:p>
      <text:p text:style-name="Standard">Most practical implementations of Quick Sort use randomized version. The randomized version has expected time complexity of O(nLogn). The worst case is possible in randomized version also, but worst case doesn’t occur for a particular pattern (like sorted array) and randomized Quick Sort works well in practice.</text:p>
      <text:p text:style-name="Standard">Quick Sort is also a cache friendly sorting algorithm as it has good locality of reference when used for arrays.</text:p>
      <text:p text:style-name="P11">Quick Sort is also tail recursive, therefore tail call optimizations is done.</text:p>
      <text:p text:style-name="P7"/>
      <text:p text:style-name="Standard"><text:span text:style-name="T2">Why MergeSort is preferred over QuickSort for Linked Lists?</text:span><text:line-break/>In case of linked lists the case is different mainly due to difference in memory allocation of arrays and linked lists. Unlike arrays, linked list nodes may not be adjacent in memory. Unlike array, in linked list, we can insert items in the middle in O(1) extra space and O(1) time. Therefore merge operation of merge sort can be implemented without extra space for linked lists.</text:p>
      <text:p text:style-name="Standard">In arrays, we can do random access as elements are continuous in memory. Let us say we have an integer (4-byte) array A and let the address of A[0] be x then to access A[i], we can directly access the memory at (x + i*4). Unlike arrays, we can not do random access in linked list. Quick Sort requires a lot of this kind of access. In linked list to access i’th index, we have to travel each and every node from the head to i’th node as we don’t have continuous block of memory. Therefore, the overhead increases for quick sort. Merge sort accesses data sequentially and the need of random access is low.</text:p>
      <text:p text:style-name="Standard"/>
      <text:p text:style-name="P1">TimeComplexity:O(nlogn) </text:p>
      <text:p text:style-name="P1"/>
      <table:table table:name="Table4" table:style-name="Table4">
        <table:table-column table:style-name="Table4.A"/>
        <table:table-column table:style-name="Table4.B"/>
        <table:table-column table:style-name="Table4.C"/>
        <table:table-row>
          <table:table-cell table:style-name="Table4.A1" office:value-type="string">
            <text:p text:style-name="P1">Best</text:p>
          </table:table-cell>
          <table:table-cell table:style-name="Table4.A1" office:value-type="string">
            <text:p text:style-name="P1">Average </text:p>
          </table:table-cell>
          <table:table-cell table:style-name="Table4.C1" office:value-type="string">
            <text:p text:style-name="P1">Worst</text:p>
          </table:table-cell>
        </table:table-row>
        <table:table-row>
          <table:table-cell table:style-name="Table4.A2" office:value-type="string">
            <text:p text:style-name="P1">O(nLogn)</text:p>
          </table:table-cell>
          <table:table-cell table:style-name="Table4.A2" office:value-type="string">
            <text:p text:style-name="P1">O(nLogn)</text:p>
          </table:table-cell>
          <table:table-cell table:style-name="Table4.C2" office:value-type="string">
            <text:p text:style-name="P1">O(n*n)</text:p>
          </table:table-cell>
        </table:table-row>
      </table:table>
      <text:p text:style-name="P1"/>
      <text:p text:style-name="P1">Space Complexity:</text:p>
      <text:p text:style-name="P1"/>
      <text:p text:style-name="P1"/>
      <text:p text:style-name="P4">Merge Sort:</text:p>
      <text:p text:style-name="P2"><text:span text:style-name="T4">Source: </text:span><text:a xlink:type="simple" xlink:href="http://www.codenlearn.com/2011/10/simple-merge-sort.html" text:style-name="Internet_20_link" text:visited-style-name="Visited_20_Internet_20_Link"><text:span text:style-name="T4">http://www.codenlearn.com/2011/10/simple-merge-sort.html</text:span></text:a><text:span text:style-name="T4"> </text:span></text:p>
      <text:p text:style-name="P6"/>
      <text:section text:style-name="Sect1" text:name="post-body-2064766126098017271">
        <text:p text:style-name="P6">Its easier to understand merge sort if you try to write a simple code on how you'd merge two sorted arrays into a new array which needs to be in sorted order. Lets try to code that first<text:line-break/><text:line-break/><text:span text:style-name="T45">A. Merge two sorted array</text:span><text:line-break/>The complex part of merge sort is the merge routine/method, especially having to follow multiple indices inside this routine. So lets try to simplify that first.<text:line-break/><text:line-break/>Lets say we have 2 SORTED arrays</text:p>
        <text:p text:style-name="P6">int[] leftArray;</text:p>
        <text:p text:style-name="P6">int[] rightArray;</text:p>
        <text:p text:style-name="P6"><text:soft-page-break/><text:line-break/>Now we have to merge these 2 into a new array called </text:p>
        <text:p text:style-name="P6">int resultArray[];</text:p>
        <text:p text:style-name="P6"><text:line-break/>The length of resultArray, would be</text:p>
        <text:p text:style-name="P6">(length of leftArray) + (length of rightArray).</text:p>
        <text:p text:style-name="P6"><text:line-break/>Let's try to write a function/method/routine to do the merge now, the signature of this method would look something like this</text:p>
        <text:p text:style-name="P6">int[] sampleMerge(int[] leftArray, int[] rightArray)</text:p>
        <text:p text:style-name="P6"><text:line-break/>Now that we have defined the signature, lets define the indices for each of these 3 arrays which we'll use later in the code</text:p>
        <text:list xml:id="list7783452980472919207" text:style-name="L5">
          <text:list-item>
            <text:p text:style-name="P19">'*Begin' marks the beginning of each array index and </text:p>
          </text:list-item>
          <text:list-item>
            <text:p text:style-name="P19">'*End' marks where that index would end (end of that array).</text:p>
          </text:list-item>
        </text:list>
        <text:p text:style-name="P6">int leftArrayBegin = 0;</text:p>
        <text:p text:style-name="P6">int rightArrayBegin = 0;</text:p>
        <text:p text:style-name="P6">int resultArrayBegin = 0;</text:p>
        <text:p text:style-name="P6"> </text:p>
        <text:p text:style-name="P6">int leftArrayEnd = leftArray.length - 1;</text:p>
        <text:p text:style-name="P6">int rightArrayEnd = rightArray.length - 1;</text:p>
        <text:p text:style-name="P6"/>
        <text:p text:style-name="P6">int[] resultArray = new int[leftArray.length + rightArray.length];</text:p>
        <text:p text:style-name="P6"><text:line-break/>Now that we have defined these 3 indices, lets move the the logic where we merge the left and the right array into the result array. The merge logic is simple as follows</text:p>
        <text:list xml:id="list8220485908363660187" text:style-name="L6">
          <text:list-item>
            <text:p text:style-name="P20">Take an element from leftArray and an element from rightArray and compare both these elements.</text:p>
          </text:list-item>
          <text:list-item>
            <text:p text:style-name="P20">Whichever element is less, put that element into the resultArray and advance the begin index of the array from which we picked the element.</text:p>
          </text:list-item>
          <text:list-item>
            <text:p text:style-name="P20">Repeat the above step till atleast one of "*Begin" array index reaches the end i.e "*End" index.</text:p>
          </text:list-item>
          <text:list-item>
            <text:p text:style-name="P20">Copy the rest of the elements of the other array whose index is not reached the end into the result array.</text:p>
          </text:list-item>
        </text:list>
        <text:p text:style-name="P6">Here is the sample case with the diagrams that shows the step by step movement of indices in the merge routine.<text:line-break/><text:line-break/><text:span text:style-name="T1">Step 1 :</text:span> In the diagram below, we have 2 arrays, left and right arrays. We pick the first element i.e leftArray[0] and rightArray[0] of both arrays and compare them. Since left array value (1) is less than right array value (2), We move left array value (1) to resultArray and increment the leftArrayBegin index [to 1].</text:p>
        <text:p text:style-name="P6"><draw:a xlink:type="simple" xlink:href="http://3.bp.blogspot.com/-uGgGM_LvrJU/Tjp-tCp-84I/AAAAAAAAA0s/Js2o0catqtA/s1600/MergeSort-Step+1.png"><draw:frame draw:style-name="fr7" draw:name="graphics13" text:anchor-type="as-char" svg:width="3.3335in" svg:height="1.2291in" draw:z-index="9"><draw:image xlink:href="http://3.bp.blogspot.com/-uGgGM_LvrJU/Tjp-tCp-84I/AAAAAAAAA0s/Js2o0catqtA/s320/MergeSort-Step+1.png" xlink:type="simple" xlink:show="embed" xlink:actuate="onLoad"/></draw:frame></draw:a></text:p>
        <text:p text:style-name="P6"><text:line-break/>The below diagram in step 2 has the result array and index position after step 1 is complete.<text:line-break/><text:line-break/><text:span text:style-name="T1">Step 2 :</text:span> We pick the current begin index position element of left array i.e. leftArray[1] and begin index position element of right array i.e. rightArray[0] and compare them. Since right array value <text:soft-page-break/>(2) is less than left array value (3), we move right array value (2) to resultArray and increment the rightArrayBegin index [ to 1].</text:p>
        <text:p text:style-name="P6"><draw:a xlink:type="simple" xlink:href="http://3.bp.blogspot.com/-H0B0G4ocrm4/Tjp-2dl76kI/AAAAAAAAA0w/WZAhWCKS138/s1600/MergeSort-Step+2.png"><draw:frame draw:style-name="fr7" draw:name="graphics14" text:anchor-type="as-char" svg:width="3.3335in" svg:height="1.2291in" draw:z-index="10"><draw:image xlink:href="http://3.bp.blogspot.com/-H0B0G4ocrm4/Tjp-2dl76kI/AAAAAAAAA0w/WZAhWCKS138/s320/MergeSort-Step+2.png" xlink:type="simple" xlink:show="embed" xlink:actuate="onLoad"/></draw:frame></draw:a></text:p>
        <text:p text:style-name="P6"><text:line-break/>The below diagram in step 3 has the result array and index position after step 2 is complete.<text:line-break/><text:span text:style-name="T36">(Rest of the below steps are repeat of the above 2 steps till we reach the end of leftArray in this case, since leftArray has less number of elements than rightArray - So feel free to skip rest of the steps and go directly to </text:span><text:span text:style-name="T37">Step 7</text:span><text:span text:style-name="T36">).</text:span><text:line-break/><text:span text:style-name="T36"><text:line-break/></text:span><text:line-break/><text:span text:style-name="T1">Step 3 :</text:span> We pick the current begin index position element of left array i.e leftArray[1] and current begin index position element of right array i.e rightArray[1] and compare them. Since left array value (3) is less than right array value (4), we move left array value (3) to result array and increment the leftArrayBegin index [ to 2].</text:p>
        <text:p text:style-name="P6"><draw:a xlink:type="simple" xlink:href="http://4.bp.blogspot.com/-UgO9UlEYnYc/Tjp--ODTehI/AAAAAAAAA00/MLyK4GZaOOU/s1600/MergeSort-Step+3.png"><draw:frame draw:style-name="fr7" draw:name="graphics15" text:anchor-type="as-char" svg:width="3.3335in" svg:height="1.2291in" draw:z-index="11"><draw:image xlink:href="http://4.bp.blogspot.com/-UgO9UlEYnYc/Tjp--ODTehI/AAAAAAAAA00/MLyK4GZaOOU/s320/MergeSort-Step+3.png" xlink:type="simple" xlink:show="embed" xlink:actuate="onLoad"/></draw:frame></draw:a></text:p>
        <text:p text:style-name="P6"><text:line-break/>The below diagram in step 4 has the result array and index position after step 3 is complete.<text:line-break/><text:line-break/><text:span text:style-name="T1">Step 4 :</text:span> We pick the current begin index position element of left array i.e leftArray[2] and current begin index position element of right array i.e rightArray[1] and compare them. Since right array value (4) is less than left array value (5), we move right array value (4) to resultArray and increment the rightArrayBegin index [ to 2].</text:p>
        <text:p text:style-name="P6"><draw:a xlink:type="simple" xlink:href="http://3.bp.blogspot.com/-WFtgupHdwIo/Tjp--65QKYI/AAAAAAAAA04/zYFLYZxGjuw/s1600/MergeSort-Step+4.png"><draw:frame draw:style-name="fr7" draw:name="graphics16" text:anchor-type="as-char" svg:width="3.3335in" svg:height="1.2291in" draw:z-index="12"><draw:image xlink:href="http://3.bp.blogspot.com/-WFtgupHdwIo/Tjp--65QKYI/AAAAAAAAA04/zYFLYZxGjuw/s320/MergeSort-Step+4.png" xlink:type="simple" xlink:show="embed" xlink:actuate="onLoad"/></draw:frame></draw:a></text:p>
        <text:p text:style-name="P6"><text:line-break/>The below diagram in step 5 has the result array and index position after step 4 is complete.<text:line-break/><text:line-break/><text:span text:style-name="T1">Step 5 :</text:span> We pick the current begin index position element of left array i.e leftArray[2] and current begin index position element of right array i.e rightArray[2] and compare them. Since left array value(5) is less than right array value(6), we move left array value(5) to resultArray and increment the leftArrayBegin index [ to 3].</text:p>
        <text:p text:style-name="P6"><draw:a xlink:type="simple" xlink:href="http://1.bp.blogspot.com/-MPAn-Yl9Oz8/Tjp-_auUFlI/AAAAAAAAA08/q3K3JFeRdGo/s1600/MergeSort-Step+5.png"><draw:frame draw:style-name="fr7" draw:name="graphics17" text:anchor-type="as-char" svg:width="3.3335in" svg:height="1.2291in" draw:z-index="13"><draw:image xlink:href="http://1.bp.blogspot.com/-MPAn-Yl9Oz8/Tjp-_auUFlI/AAAAAAAAA08/q3K3JFeRdGo/s320/MergeSort-Step+5.png" xlink:type="simple" xlink:show="embed" xlink:actuate="onLoad"/></draw:frame></draw:a></text:p>
        <text:p text:style-name="P6"><text:soft-page-break/><text:line-break/>The below diagram in step 6 has the result array and index position after step 5 is complete,<text:line-break/><text:line-break/><text:span text:style-name="T1">Step 6 :</text:span> We pick the current begin index position element of left array i.e. leftArray[3] and current begin index position element of right array i.e. rightArray[2] and compare them. Since right array  value(6) is less than left array value(7), we move right array value(6) to resultArray and increment the rightArrayBegin index [ to 3 ].</text:p>
        <text:p text:style-name="P6"><draw:a xlink:type="simple" xlink:href="http://3.bp.blogspot.com/-uGzXtnxfs9M/Tjp-_4_-YYI/AAAAAAAAA1A/iWKLp7IGDKo/s1600/MergeSort-Step+6.png"><draw:frame draw:style-name="fr7" draw:name="graphics18" text:anchor-type="as-char" svg:width="3.3335in" svg:height="1.2291in" draw:z-index="14"><draw:image xlink:href="http://3.bp.blogspot.com/-uGzXtnxfs9M/Tjp-_4_-YYI/AAAAAAAAA1A/iWKLp7IGDKo/s320/MergeSort-Step+6.png" xlink:type="simple" xlink:show="embed" xlink:actuate="onLoad"/></draw:frame></draw:a></text:p>
        <text:p text:style-name="P6"><text:line-break/>The below diagram in step 7 has the result array and index position after step 6 is complete.<text:line-break/><text:line-break/><text:span text:style-name="T1">Step 7 :</text:span> We pick the current begin index position element of left array i.e. leftArray[3] and current begin index position element of right array i.e rightArray[3] and compare them. Since left array value(7) is less than right array value(8), we move left array value(7) to resultArray and increment the leftArrayBegin index [ to 4] <text:span text:style-name="T1">(which is more the left array size).</text:span></text:p>
        <text:p text:style-name="P6"><draw:a xlink:type="simple" xlink:href="http://2.bp.blogspot.com/-pe_pqeNW-bw/Tjp_AmyHpjI/AAAAAAAAA1E/wMpWR8hj2pY/s1600/MergeSort-Step+7.png"><draw:frame draw:style-name="fr7" draw:name="graphics19" text:anchor-type="as-char" svg:width="3.3335in" svg:height="1.2291in" draw:z-index="15"><draw:image xlink:href="http://2.bp.blogspot.com/-pe_pqeNW-bw/Tjp_AmyHpjI/AAAAAAAAA1E/wMpWR8hj2pY/s320/MergeSort-Step+7.png" xlink:type="simple" xlink:show="embed" xlink:actuate="onLoad"/></draw:frame></draw:a></text:p>
        <text:p text:style-name="P6"><text:line-break/>The below diagram in step 8 has the result array and index position after step 7 is complete.<text:line-break/><text:line-break/><text:span text:style-name="T1">Step 8 :</text:span> The leftArray index has <text:span text:style-name="T1">ended</text:span> or merged into the resultArray. Now we have few pending elements only in the rightArray. So we start copying the rightArray elements into the resultArray. The below diagram we copy pending element rightArray[3] of value 8 to the resultArray and increment the rightArrayBegin index to 4.</text:p>
        <text:p text:style-name="P6"><draw:a xlink:type="simple" xlink:href="http://1.bp.blogspot.com/-AEseN6jrwOo/Tjp_BJtPQII/AAAAAAAAA1I/gc7vj1Ah_bk/s1600/MergeSort-Step+8.png"><draw:frame draw:style-name="fr7" draw:name="graphics20" text:anchor-type="as-char" svg:width="3.3335in" svg:height="1.2291in" draw:z-index="16"><draw:image xlink:href="http://1.bp.blogspot.com/-AEseN6jrwOo/Tjp_BJtPQII/AAAAAAAAA1I/gc7vj1Ah_bk/s320/MergeSort-Step+8.png" xlink:type="simple" xlink:show="embed" xlink:actuate="onLoad"/></draw:frame></draw:a></text:p>
        <text:p text:style-name="P6"><text:line-break/>The below diagram in step 9 has the result array and index position after step 8 is complete.<text:line-break/><text:line-break/><text:span text:style-name="T1">Step 9 :</text:span> We copy the next right array element value (10) into resultArray and increment the rightArrayBegin index [to 5], which is the end of the rightArray.</text:p>
        <text:p text:style-name="P6"><draw:a xlink:type="simple" xlink:href="http://4.bp.blogspot.com/-wKqFdOKRufM/Tjp_BxAsrlI/AAAAAAAAA1M/2PR6khRt3us/s1600/MergeSort-Step9.png"><draw:frame draw:style-name="fr7" draw:name="graphics21" text:anchor-type="as-char" svg:width="3.3335in" svg:height="1.2291in" draw:z-index="17"><draw:image xlink:href="http://4.bp.blogspot.com/-wKqFdOKRufM/Tjp_BxAsrlI/AAAAAAAAA1M/2PR6khRt3us/s320/MergeSort-Step9.png" xlink:type="simple" xlink:show="embed" xlink:actuate="onLoad"/></draw:frame></draw:a></text:p>
        <text:p text:style-name="P6">The below diagram in step 9 has the result array and index position after step 9 is complete.</text:p>
        <text:p text:style-name="P6"><text:soft-page-break/><draw:a xlink:type="simple" xlink:href="http://1.bp.blogspot.com/-RpNhiLKnej0/Tjp_CnTpD8I/AAAAAAAAA1Q/9w-p16Haj6k/s1600/MergeSort-Step10.png"><draw:frame draw:style-name="fr7" draw:name="graphics22" text:anchor-type="as-char" svg:width="3.3335in" svg:height="1.2291in" draw:z-index="18"><draw:image xlink:href="http://1.bp.blogspot.com/-RpNhiLKnej0/Tjp_CnTpD8I/AAAAAAAAA1Q/9w-p16Haj6k/s320/MergeSort-Step10.png" xlink:type="simple" xlink:show="embed" xlink:actuate="onLoad"/></draw:frame></draw:a></text:p>
        <text:p text:style-name="P6">The merge ends, since there are no more elements to be merged either in the left or the right array. We have sucessfully merged both the sorted arrays into the result array which in itself is sorted.<text:line-break/><text:line-break/><text:span text:style-name="T45">B. Sample merge code</text:span><text:line-break/>Here is a simple code that implements the above sample merge.</text:p>
        <text:p text:style-name="P6">/*</text:p>
        <text:p text:style-name="P6"><text:s text:c="5"/><text:span text:style-name="T38">* A sample merge method to help understand the merge routine.</text:span></text:p>
        <text:p text:style-name="P6"><text:s text:c="5"/><text:span text:style-name="T38">* This below function is not used by the merge sort</text:span></text:p>
        <text:p text:style-name="P6"><text:s text:c="5"/><text:span text:style-name="T38">*</text:span></text:p>
        <text:p text:style-name="P6"><text:s text:c="5"/><text:span text:style-name="T38">* This is here only for explanation purpose</text:span></text:p>
        <text:p text:style-name="P6"><text:s text:c="5"/><text:span text:style-name="T38">*/</text:span></text:p>
        <text:p text:style-name="P6"><text:s text:c="4"/><text:span text:style-name="T38">public int[] sampleMerge(int[] leftArray, int[] rightArray) {</text:span></text:p>
        <text:p text:style-name="P6"/>
        <text:p text:style-name="P6"><text:s text:c="8"/><text:span text:style-name="T38">int leftArrayEnd = leftArray.length - 1;</text:span></text:p>
        <text:p text:style-name="P6"><text:s text:c="8"/><text:span text:style-name="T38">int rightArrayEnd = rightArray.length - 1;</text:span></text:p>
        <text:p text:style-name="P6"><text:s text:c="8"/><text:span text:style-name="T38">int leftArrayBegin = 0;</text:span></text:p>
        <text:p text:style-name="P6"><text:s text:c="8"/><text:span text:style-name="T38">int rightArrayBegin = 0;</text:span></text:p>
        <text:p text:style-name="P6"/>
        <text:p text:style-name="P6"><text:s text:c="8"/><text:span text:style-name="T38">int numElements = leftArray.length + rightArray.length;</text:span></text:p>
        <text:p text:style-name="P6"><text:s text:c="8"/><text:span text:style-name="T38">int[] resultArray = new int[numElements];</text:span></text:p>
        <text:p text:style-name="P6"><text:s text:c="8"/><text:span text:style-name="T38">int resultArrayBegin = 0;</text:span></text:p>
        <text:p text:style-name="P6"/>
        <text:p text:style-name="P6"><text:s text:c="8"/><text:span text:style-name="T38">// Find the smallest element in both these array and add it to the temp</text:span></text:p>
        <text:p text:style-name="P6"><text:s text:c="8"/><text:span text:style-name="T38">// array i.e you may have a array of the form [1,5] [2,4]</text:span></text:p>
        <text:p text:style-name="P6"><text:s text:c="8"/><text:span text:style-name="T38">// We need to sort the above as [1,2,4,5]</text:span></text:p>
        <text:p text:style-name="P6"><text:s text:c="8"/><text:span text:style-name="T38">while (leftArrayBegin &lt;= leftArrayEnd &amp;&amp; rightArrayBegin &lt;= rightArrayEnd) {</text:span></text:p>
        <text:p text:style-name="P6"><text:s text:c="12"/><text:span text:style-name="T38">if (leftArray[leftArrayBegin] &lt;= rightArray[rightArrayBegin]) {</text:span></text:p>
        <text:p text:style-name="P6"><text:s text:c="16"/><text:span text:style-name="T38">resultArray[resultArrayBegin++] = leftArray[leftArrayBegin++];</text:span></text:p>
        <text:p text:style-name="P6"><text:s text:c="12"/><text:span text:style-name="T38">} else {</text:span></text:p>
        <text:p text:style-name="P6"><text:s text:c="16"/><text:span text:style-name="T38">resultArray[resultArrayBegin++] = rightArray[rightArrayBegin++];</text:span></text:p>
        <text:p text:style-name="P6"><text:s text:c="12"/><text:span text:style-name="T38">}</text:span></text:p>
        <text:p text:style-name="P6"><text:s text:c="8"/><text:span text:style-name="T38">}</text:span></text:p>
        <text:p text:style-name="P6"/>
        <text:p text:style-name="P6"><text:s text:c="8"/><text:span text:style-name="T38">// After the main loop completed we may have few more elements in</text:span></text:p>
        <text:p text:style-name="P6"><text:s text:c="8"/><text:span text:style-name="T38">// left array so copy them</text:span></text:p>
        <text:p text:style-name="P6"><text:s text:c="8"/><text:span text:style-name="T38">while (leftArrayBegin &lt;= leftArrayEnd) {</text:span></text:p>
        <text:p text:style-name="P6"><text:s text:c="12"/><text:span text:style-name="T38">resultArray[resultArrayBegin++] = leftArray[leftArrayBegin++];</text:span></text:p>
        <text:p text:style-name="P6"><text:s text:c="8"/><text:span text:style-name="T38">}</text:span></text:p>
        <text:p text:style-name="P6"/>
        <text:p text:style-name="P6"><text:s text:c="8"/><text:span text:style-name="T38">// After the main loop completed we may have few more elements in</text:span></text:p>
        <text:p text:style-name="P6"><text:s text:c="8"/><text:span text:style-name="T38">// right array so copy them</text:span></text:p>
        <text:p text:style-name="P6"><text:s text:c="8"/><text:span text:style-name="T38">while (rightArrayBegin &lt;= rightArrayEnd) {</text:span></text:p>
        <text:p text:style-name="P6"><text:s text:c="12"/><text:span text:style-name="T38">resultArray[resultArrayBegin++] = rightArray[rightArrayBegin++];</text:span></text:p>
        <text:p text:style-name="P6"><text:s text:c="8"/><text:span text:style-name="T38">}</text:span></text:p>
        <text:p text:style-name="P6"/>
        <text:p text:style-name="P6"><text:s text:c="8"/><text:span text:style-name="T38">return resultArray;</text:span></text:p>
        <text:p text:style-name="P6"><text:soft-page-break/><text:s text:c="4"/><text:span text:style-name="T38">}</text:span></text:p>
        <text:p text:style-name="P6"/>
        <text:p text:style-name="P6">Now we have understood the merge routine/method, lets look at merge sort algorithm itself. <text:line-break/><text:line-break/><text:span text:style-name="T45">C. Merge Sort algorithm</text:span><text:line-break/>Here is how merge sort is often explained.</text:p>
        <text:list xml:id="list8891129579981861779" text:style-name="L7">
          <text:list-item>
            <text:p text:style-name="P21">Divide the unsorted array, of size N, into two halves.</text:p>
          </text:list-item>
          <text:list-item>
            <text:p text:style-name="P21">Sort each sub array, each of size N/2.</text:p>
          </text:list-item>
          <text:list-item>
            <text:p text:style-name="P21">Merge the two sorted sub arrays into the sorted, full array.</text:p>
          </text:list-item>
        </text:list>
        <text:p text:style-name="P6">Note the base case is : <text:span text:style-name="T1">If the array is of length 0 or 1, then it is already sorted.</text:span> <text:line-break/><text:line-break/>Merge sort, sorts based on the above principle i.e an array of length 0 or 1 is already sorted. We keep splitting the input array until we reach a state where the array has only one element. Then we merge 2 of these single element arrays where merge routine takes care of sorting.  Then we merge two of these '2' element arrays and so on... until we merge two halves of the input array.<text:line-break/><text:line-break/>Now lets try to implement merge sort algorithm in the simplest possible way as explained above.<text:line-break/><text:line-break/><text:span text:style-name="T45">D. Merge sort code</text:span><text:span text:style-name="T44"> </text:span></text:p>
        <text:p text:style-name="P6"> </text:p>
        <text:p text:style-name="P6">/*</text:p>
        <text:p text:style-name="P6"><text:s text:c="5"/><text:span text:style-name="T38">* The mergeSort algorithm implementation</text:span></text:p>
        <text:p text:style-name="P6"><text:s text:c="5"/><text:span text:style-name="T38">*/</text:span></text:p>
        <text:p text:style-name="P6"><text:s text:c="4"/><text:span text:style-name="T38">private void mergeSort(int[] array, int left, int right) {</text:span></text:p>
        <text:p text:style-name="P6"/>
        <text:p text:style-name="P6"><text:s text:c="8"/><text:span text:style-name="T38">if (left &lt; right) {</text:span></text:p>
        <text:p text:style-name="P6"/>
        <text:p text:style-name="P6"><text:s text:c="12"/><text:span text:style-name="T38">//split the array into 2</text:span></text:p>
        <text:p text:style-name="P6"><text:s text:c="12"/><text:span text:style-name="T38">int center = (left + right) / 2;</text:span></text:p>
        <text:p text:style-name="P6"/>
        <text:p text:style-name="P6"><text:s text:c="12"/><text:span text:style-name="T38">//sort the left and right array</text:span></text:p>
        <text:p text:style-name="P6"><text:s text:c="12"/><text:span text:style-name="T38">mergeSort(array, left, center);</text:span></text:p>
        <text:p text:style-name="P6"><text:s text:c="12"/><text:span text:style-name="T38">mergeSort(array, center + 1, right);</text:span></text:p>
        <text:p text:style-name="P6"/>
        <text:p text:style-name="P6"><text:s text:c="12"/><text:span text:style-name="T38">//merge the result</text:span></text:p>
        <text:p text:style-name="P6"><text:s text:c="12"/><text:span text:style-name="T38">merge(array, left, center + 1, right);</text:span></text:p>
        <text:p text:style-name="P6"><text:s text:c="8"/><text:span text:style-name="T38">}</text:span></text:p>
        <text:p text:style-name="P6"><text:s text:c="4"/><text:span text:style-name="T38">}</text:span></text:p>
        <text:p text:style-name="P6"><text:s text:c="4"/></text:p>
        <text:p text:style-name="P6">Done, that's it. All we are doing in the above code is as explained in the algorithm i.e if an array is of length greater than 1 then divide the array into two sub arrays and sort them independently and merge. <text:line-break/><text:line-break/>As you can see the algorithm can be implemented in few lines, easy to remember once you know how to implement merge routine. <text:line-break/><text:line-break/>Here is the implementation of the merge() routine/method used in the above mergeSort() method. The code is similar as that of the above sampleMerge() - The difference is, rather than taking two arrays and returning a sorted array, it takes a single array which has both the leftArray and rightArray is start/end indices of these arrays are either passed/calculated by the merge routine/method.<text:line-break/><text:line-break/><text:soft-page-break/>Now we know the basics spend some time understanding the indices and the arrays in the below code.</text:p>
        <text:p text:style-name="P6">/*</text:p>
        <text:p text:style-name="P6"><text:s text:c="5"/><text:span text:style-name="T38">* The merge method used by the mergeSort algorithm implementation.</text:span></text:p>
        <text:p text:style-name="P6"><text:s text:c="5"/><text:span text:style-name="T38">*/</text:span></text:p>
        <text:p text:style-name="P6"><text:s text:c="4"/><text:span text:style-name="T38">private void merge(int[] array, int leftArrayBegin,</text:span></text:p>
        <text:p text:style-name="P6"><text:s text:c="12"/><text:span text:style-name="T38">int rightArrayBegin, int rightArrayEnd) {</text:span></text:p>
        <text:p text:style-name="P6"/>
        <text:p text:style-name="P6"><text:s text:c="8"/><text:span text:style-name="T38">int leftArrayEnd = rightArrayBegin - 1;</text:span></text:p>
        <text:p text:style-name="P6"/>
        <text:p text:style-name="P6"><text:s text:c="8"/><text:span text:style-name="T38">int numElements = rightArrayEnd - leftArrayBegin + 1;</text:span></text:p>
        <text:p text:style-name="P6"><text:s text:c="8"/><text:span text:style-name="T38">int[] resultArray = new int[numElements];</text:span></text:p>
        <text:p text:style-name="P6"><text:s text:c="8"/><text:span text:style-name="T38">int resultArrayBegin = 0;</text:span></text:p>
        <text:p text:style-name="P6"/>
        <text:p text:style-name="P6"><text:s text:c="8"/><text:span text:style-name="T38">// Find the smallest element in both these array and add it to the result</text:span></text:p>
        <text:p text:style-name="P6"><text:s text:c="8"/><text:span text:style-name="T38">// array i.e you may have a array of the form [1,5] [2,4]</text:span></text:p>
        <text:p text:style-name="P6"><text:s text:c="8"/><text:span text:style-name="T38">// We need to sort the above as [1,2,4,5]</text:span></text:p>
        <text:p text:style-name="P6"><text:s text:c="8"/><text:span text:style-name="T38">while (leftArrayBegin &lt;= leftArrayEnd &amp;&amp; rightArrayBegin &lt;= rightArrayEnd) {</text:span></text:p>
        <text:p text:style-name="P6"><text:s text:c="12"/><text:span text:style-name="T38">if (array[leftArrayBegin] &lt;= array[rightArrayBegin]) {</text:span></text:p>
        <text:p text:style-name="P6"><text:s text:c="16"/><text:span text:style-name="T38">resultArray[resultArrayBegin++] = array[leftArrayBegin++];</text:span></text:p>
        <text:p text:style-name="P6"><text:s text:c="12"/><text:span text:style-name="T38">} else {</text:span></text:p>
        <text:p text:style-name="P6"><text:s text:c="16"/><text:span text:style-name="T38">resultArray[resultArrayBegin++] = array[rightArrayBegin++];</text:span></text:p>
        <text:p text:style-name="P6"><text:s text:c="12"/><text:span text:style-name="T38">}</text:span></text:p>
        <text:p text:style-name="P6"><text:s text:c="8"/><text:span text:style-name="T38">}</text:span></text:p>
        <text:p text:style-name="P6"/>
        <text:p text:style-name="P6"><text:s text:c="8"/><text:span text:style-name="T38">// After the main loop completed we may have few more elements in</text:span></text:p>
        <text:p text:style-name="P6"><text:s text:c="8"/><text:span text:style-name="T38">// left array copy them.</text:span></text:p>
        <text:p text:style-name="P6"><text:s text:c="8"/><text:span text:style-name="T38">while (leftArrayBegin &lt;= leftArrayEnd) {</text:span></text:p>
        <text:p text:style-name="P6"><text:s text:c="12"/><text:span text:style-name="T38">resultArray[resultArrayBegin++] = array[leftArrayBegin++];</text:span></text:p>
        <text:p text:style-name="P6"><text:s text:c="8"/><text:span text:style-name="T38">}</text:span></text:p>
        <text:p text:style-name="P6"/>
        <text:p text:style-name="P6"><text:s text:c="8"/><text:span text:style-name="T38">// After the main loop completed we may have few more elements in</text:span></text:p>
        <text:p text:style-name="P6"><text:s text:c="8"/><text:span text:style-name="T38">// right array copy.</text:span></text:p>
        <text:p text:style-name="P6"><text:s text:c="8"/><text:span text:style-name="T38">while (rightArrayBegin &lt;= rightArrayEnd) {</text:span></text:p>
        <text:p text:style-name="P6"><text:s text:c="12"/><text:span text:style-name="T38">resultArray[resultArrayBegin++] = array[rightArrayBegin++];</text:span></text:p>
        <text:p text:style-name="P6"><text:s text:c="8"/><text:span text:style-name="T38">}</text:span></text:p>
        <text:p text:style-name="P6"/>
        <text:p text:style-name="P6"><text:s text:c="8"/><text:span text:style-name="T38">// Copy resultArray back to the main array</text:span></text:p>
        <text:p text:style-name="P6"><text:s text:c="8"/><text:span text:style-name="T38">for (int i = numElements - 1; i &gt;= 0; i--, rightArrayEnd--) {</text:span></text:p>
        <text:p text:style-name="P6"><text:s text:c="12"/><text:span text:style-name="T38">array[rightArrayEnd] = resultArray[i];</text:span></text:p>
        <text:p text:style-name="P6"><text:s text:c="8"/><text:span text:style-name="T38">}</text:span></text:p>
        <text:p text:style-name="P6"><text:s text:c="4"/><text:span text:style-name="T38">}</text:span></text:p>
        <text:p text:style-name="P6"/>
        <text:p text:style-name="P6"/>
        <text:p text:style-name="Standard"><text:span text:style-name="T43">E. What is the complexity of the above algorithm ? </text:span><text:span text:style-name="T40"><text:line-break/><text:line-break/></text:span><text:span text:style-name="T41">E.1 Time Complexity</text:span><text:span text:style-name="T42"> </text:span><text:span text:style-name="T40"><text:line-break/>Merge Sort is a divide and conquer algorithm and it uses recursion which makes it difficult for us to quickly guess the complexity of the given code by checking the nested loops as explained in </text:span><text:a xlink:type="simple" xlink:href="http://www.codenlearn.com/2011/07/understanding-algorithm-complexity.html" text:style-name="Internet_20_link" text:visited-style-name="Visited_20_Internet_20_Link"><text:span text:style-name="T39">how to find the complexity of the given code</text:span></text:a><text:span text:style-name="T40">. <text:line-break/><text:line-break/>The time complexity of merge sort is </text:span></text:p>
        <text:p text:style-name="P6">O(n log(n))</text:p>
        <text:p text:style-name="P6"><text:line-break/><text:soft-page-break/><text:span text:style-name="T1">How ?</text:span> <text:line-break/>To calculate complexity of a recursive function, We need to consider two things</text:p>
        <text:list xml:id="list3021332403407693558" text:style-name="L8">
          <text:list-item>
            <text:p text:style-name="P22">The number of recursive calls required to solve the problem.</text:p>
          </text:list-item>
          <text:list-item>
            <text:p text:style-name="P22">Amount of work done in each recursive call.</text:p>
          </text:list-item>
        </text:list>
        <text:p text:style-name="P6"><text:span text:style-name="T1">Number of recursive call in merge sort </text:span><text:line-break/>Consider a case if the input array is of size 4, then the number of recursive calls made by merge sort is 7.<text:line-break/><text:line-break/>Here is how it is, each mergeSort() call results in two recursive more calls - one call for each halves of the array since we split the array into two.</text:p>
        <text:list xml:id="list5878882864748812848" text:style-name="L9">
          <text:list-item>
            <text:p text:style-name="P23">The first call starts off by making 2 calls. </text:p>
          </text:list-item>
          <text:list-item>
            <text:p text:style-name="P23">Each of these 2 calls in-turn make 2 more calls which makes it 4.</text:p>
          </text:list-item>
          <text:list-item>
            <text:p text:style-name="P23">and so forth. till we hit the base case (which is single element array). </text:p>
          </text:list-item>
        </text:list>
        <text:p text:style-name="P6">So here is the pictorial representation of the above recursive calls for merge sort, you'll see that its like a balanced binary tree. An easy way to visualize merge sort is as a tree of recursive calls.<text:line-break/><text:line-break/>Here is the tree for input array of size 4.</text:p>
        <text:p text:style-name="P6"><draw:a xlink:type="simple" xlink:href="http://3.bp.blogspot.com/-iyRpRam-Mls/Tj96-eh9OGI/AAAAAAAAA1U/cz3CVDUXk54/s1600/mergeSort-recurssion4.png"><draw:frame draw:style-name="fr7" draw:name="graphics23" text:anchor-type="as-char" svg:width="3.3335in" svg:height="1.6354in" draw:z-index="19"><draw:image xlink:href="http://3.bp.blogspot.com/-iyRpRam-Mls/Tj96-eh9OGI/AAAAAAAAA1U/cz3CVDUXk54/s320/mergeSort-recurssion4.png" xlink:type="simple" xlink:show="embed" xlink:actuate="onLoad"/></draw:frame></draw:a></text:p>
        <text:p text:style-name="P6"><text:line-break/>So we see that for an array of four elements, we have a <text:span text:style-name="T1">tree of depth 3</text:span>.<text:line-break/><text:line-break/>Now try doing it for doubled the number of elements in the array i.e array size of 8, We'll have the same tree with one more level with depth increased to 4.</text:p>
        <text:p text:style-name="P6"><draw:a xlink:type="simple" xlink:href="http://2.bp.blogspot.com/-KswHxJF_AEM/Tj96_Hh9EbI/AAAAAAAAA1Y/pOgCwFLttKA/s1600/MergeSort-recurssion8.png"><draw:frame draw:style-name="fr7" draw:name="graphics24" text:anchor-type="as-char" svg:width="3.3335in" svg:height="1.2291in" draw:z-index="20"><draw:image xlink:href="http://2.bp.blogspot.com/-KswHxJF_AEM/Tj96_Hh9EbI/AAAAAAAAA1Y/pOgCwFLttKA/s320/MergeSort-recurssion8.png" xlink:type="simple" xlink:show="embed" xlink:actuate="onLoad"/></draw:frame></draw:a></text:p>
        <text:p text:style-name="P6"><text:line-break/>This suggests that the total depth of the tree is <text:span text:style-name="T1">log(n)</text:span>, is the number of times we need to call sort routing/method recursively to reach the base case.<text:line-break/><text:line-break/><text:span text:style-name="T1">Now what is the work we do in each recursion ?</text:span><text:line-break/>In the code above the only work we do is to call merge routine/method - So what is the complexity of merge routine/method?<text:line-break/><text:line-break/>Considering that given 2 arrays we are merging two array into the result array. If we just take the merge routine/method and see the complexity it would be O(n1 + n2).  <text:line-break/><text:line-break/>where<text:line-break/>n1 is length of left array and<text:line-break/>n2 is length of right array.<text:line-break/><text:line-break/><text:soft-page-break/>based on the above we may think the complexity of merge routine to be O(n) <text:span text:style-name="T1">at every merge</text:span>, but its NOT true.<text:line-break/><text:line-break/>We are dividing the array along the recursive path. So length n1 and n2 keeps changing and the complexity of merge routine/method at each call.</text:p>
        <text:list xml:id="list2080016082776185494" text:style-name="L10">
          <text:list-item>
            <text:p text:style-name="P24">It is 'n' on the first call to recursion (leftArray of size n/2 and rightArray of size n/2) </text:p>
          </text:list-item>
          <text:list-item>
            <text:p text:style-name="P24">It is 'n/2' on the second call to recursion. (we merge two n/4 arrays) </text:p>
          </text:list-item>
          <text:list-item>
            <text:p text:style-name="P24">It is 'n/4' on the third call to recursion. (we merge two n/8 arrays) </text:p>
          </text:list-item>
          <text:list-item>
            <text:p text:style-name="P24">....... and so on ..... </text:p>
          </text:list-item>
          <text:list-item>
            <text:p text:style-name="P24"> <text:span text:style-name="T38">till we merge just 2 items ( leftArray of size 1 and rightArray of size 1) and base case there is just one item, so no need to merge.</text:span></text:p>
          </text:list-item>
        </text:list>
        <text:p text:style-name="P6">As you can see the first call to recursion is the only time the entire array is merged together at each level, a total of 'n' operations take place in the merge routine.<text:line-break/><text:line-break/>Based on the above,</text:p>
        <text:list xml:id="list5885579957879909423" text:style-name="L11">
          <text:list-item>
            <text:p text:style-name="P25">there are log(n) levels </text:p>
          </text:list-item>
          <text:list-item>
            <text:p text:style-name="P25">a total of 'n' operations takes place in the merge routine/method. </text:p>
          </text:list-item>
        </text:list>
        <text:p text:style-name="P6">Hence the time complexity is <text:span text:style-name="T1">O(n * log(n))</text:span>.<text:line-break/><text:line-break/><text:span text:style-name="T1">E2. Space Complexity</text:span><text:line-break/>Merge sort requires additional memory check the merge routine where we allot new memory to store the merged result.<text:line-break/><text:line-break/>Hence the space complexity of merge sort is</text:p>
        <text:p text:style-name="P6">O(n) </text:p>
        <text:p text:style-name="Standard"><text:span text:style-name="T40"><text:line-break/><text:line-break/><text:line-break/></text:span><text:span text:style-name="T43">F. Source code </text:span><text:span text:style-name="T40"><text:line-break/>Here is the complete merge sort sample java file used in this post.</text:span></text:p>
        <text:p text:style-name="P6">/*</text:p>
        <text:p text:style-name="P6"><text:s/><text:span text:style-name="T38">* <text:s/>You are free to use this code anywhere, copy, modify and redistribute at your</text:span></text:p>
        <text:p text:style-name="P6"><text:s/><text:span text:style-name="T38">* <text:s/>own risk.</text:span></text:p>
        <text:p text:style-name="P6"><text:s/><text:span text:style-name="T38">* <text:s/>Your are solely responsibly for any damage that may occur by using this code.</text:span></text:p>
        <text:p text:style-name="P6"><text:s/><text:span text:style-name="T38">*</text:span></text:p>
        <text:p text:style-name="P6"><text:s/><text:span text:style-name="T38">* <text:s/>This code is not tested for all boundary conditions. Use it at your own risk</text:span></text:p>
        <text:p text:style-name="P6"><text:s/><text:span text:style-name="T38">*/</text:span></text:p>
        <text:p text:style-name="P6">package codenlearn;</text:p>
        <text:p text:style-name="P6"/>
        <text:p text:style-name="P6">public class MergeSort {</text:p>
        <text:p text:style-name="P6"/>
        <text:p text:style-name="P6"><text:s text:c="4"/><text:span text:style-name="T38">public void sort(int[] array) {</text:span></text:p>
        <text:p text:style-name="P6"><text:s text:c="8"/><text:span text:style-name="T38">mergeSort(array, 0, array.length - 1);</text:span></text:p>
        <text:p text:style-name="P6"><text:s text:c="4"/><text:span text:style-name="T38">}</text:span></text:p>
        <text:p text:style-name="P6"/>
        <text:p text:style-name="P6"><text:s text:c="4"/><text:span text:style-name="T38">/*</text:span></text:p>
        <text:p text:style-name="P6"><text:s text:c="5"/><text:span text:style-name="T38">* The mergeSort algorithm implementation</text:span></text:p>
        <text:p text:style-name="P6"><text:s text:c="5"/><text:span text:style-name="T38">*/</text:span></text:p>
        <text:p text:style-name="P6"><text:s text:c="4"/><text:span text:style-name="T38">private void mergeSort(int[] array, int left, int right) {</text:span></text:p>
        <text:p text:style-name="P6"/>
        <text:p text:style-name="P6"><text:s text:c="8"/><text:span text:style-name="T38">if (left &lt; right) {</text:span></text:p>
        <text:p text:style-name="P6"/>
        <text:p text:style-name="P6"><text:s text:c="12"/><text:span text:style-name="T38">//split the array into 2</text:span></text:p>
        <text:p text:style-name="P6"><text:soft-page-break/><text:s text:c="12"/><text:span text:style-name="T38">int center = (left + right) / 2;</text:span></text:p>
        <text:p text:style-name="P6"/>
        <text:p text:style-name="P6"><text:s text:c="12"/><text:span text:style-name="T38">//sort the left and right array</text:span></text:p>
        <text:p text:style-name="P6"><text:s text:c="12"/><text:span text:style-name="T38">mergeSort(array, left, center);</text:span></text:p>
        <text:p text:style-name="P6"><text:s text:c="12"/><text:span text:style-name="T38">mergeSort(array, center + 1, right);</text:span></text:p>
        <text:p text:style-name="P6"/>
        <text:p text:style-name="P6"><text:s text:c="12"/><text:span text:style-name="T38">//merge the result</text:span></text:p>
        <text:p text:style-name="P6"><text:s text:c="12"/><text:span text:style-name="T38">merge(array, left, center + 1, right);</text:span></text:p>
        <text:p text:style-name="P6"><text:s text:c="8"/><text:span text:style-name="T38">}</text:span></text:p>
        <text:p text:style-name="P6"><text:s text:c="4"/><text:span text:style-name="T38">}</text:span></text:p>
        <text:p text:style-name="P6"/>
        <text:p text:style-name="P6"><text:s text:c="4"/><text:span text:style-name="T38">/*</text:span></text:p>
        <text:p text:style-name="P6"><text:s text:c="5"/><text:span text:style-name="T38">* The merge method used by the mergeSort algorithm implementation.</text:span></text:p>
        <text:p text:style-name="P6"><text:s text:c="5"/><text:span text:style-name="T38">*/</text:span></text:p>
        <text:p text:style-name="P6"><text:s text:c="4"/><text:span text:style-name="T38">private void merge(int[] array, int leftArrayBegin,</text:span></text:p>
        <text:p text:style-name="P6"><text:s text:c="12"/><text:span text:style-name="T38">int rightArrayBegin, int rightArrayEnd) {</text:span></text:p>
        <text:p text:style-name="P6"/>
        <text:p text:style-name="P6"><text:s text:c="8"/><text:span text:style-name="T38">int leftArrayEnd = rightArrayBegin - 1;</text:span></text:p>
        <text:p text:style-name="P6"/>
        <text:p text:style-name="P6"><text:s text:c="8"/><text:span text:style-name="T38">int numElements = rightArrayEnd - leftArrayBegin + 1;</text:span></text:p>
        <text:p text:style-name="P6"><text:s text:c="8"/><text:span text:style-name="T38">int[] resultArray = new int[numElements];</text:span></text:p>
        <text:p text:style-name="P6"><text:s text:c="8"/><text:span text:style-name="T38">int resultArrayBegin = 0;</text:span></text:p>
        <text:p text:style-name="P6"/>
        <text:p text:style-name="P6"><text:s text:c="8"/><text:span text:style-name="T38">// Find the smallest element in both these array and add it to the result</text:span></text:p>
        <text:p text:style-name="P6"><text:s text:c="8"/><text:span text:style-name="T38">// array i.e you may have a array of the form [1,5] [2,4]</text:span></text:p>
        <text:p text:style-name="P6"><text:s text:c="8"/><text:span text:style-name="T38">// We need to sort the above as [1,2,4,5]</text:span></text:p>
        <text:p text:style-name="P6"><text:s text:c="8"/><text:span text:style-name="T38">while (leftArrayBegin &lt;= leftArrayEnd &amp;&amp; rightArrayBegin &lt;= rightArrayEnd) {</text:span></text:p>
        <text:p text:style-name="P6"><text:s text:c="12"/><text:span text:style-name="T38">if (array[leftArrayBegin] &lt;= array[rightArrayBegin]) {</text:span></text:p>
        <text:p text:style-name="P6"><text:s text:c="16"/><text:span text:style-name="T38">resultArray[resultArrayBegin++] = array[leftArrayBegin++];</text:span></text:p>
        <text:p text:style-name="P6"><text:s text:c="12"/><text:span text:style-name="T38">} else {</text:span></text:p>
        <text:p text:style-name="P6"><text:s text:c="16"/><text:span text:style-name="T38">resultArray[resultArrayBegin++] = array[rightArrayBegin++];</text:span></text:p>
        <text:p text:style-name="P6"><text:s text:c="12"/><text:span text:style-name="T38">}</text:span></text:p>
        <text:p text:style-name="P6"><text:s text:c="8"/><text:span text:style-name="T38">}</text:span></text:p>
        <text:p text:style-name="P6"/>
        <text:p text:style-name="P6"><text:s text:c="8"/><text:span text:style-name="T38">// After the main loop completed we may have few more elements in</text:span></text:p>
        <text:p text:style-name="P6"><text:s text:c="8"/><text:span text:style-name="T38">// left array copy them first</text:span></text:p>
        <text:p text:style-name="P6"><text:s text:c="8"/><text:span text:style-name="T38">while (leftArrayBegin &lt;= leftArrayEnd) {</text:span></text:p>
        <text:p text:style-name="P6"><text:s text:c="12"/><text:span text:style-name="T38">resultArray[resultArrayBegin++] = array[leftArrayBegin++];</text:span></text:p>
        <text:p text:style-name="P6"><text:s text:c="8"/><text:span text:style-name="T38">}</text:span></text:p>
        <text:p text:style-name="P6"/>
        <text:p text:style-name="P6"><text:s text:c="8"/><text:span text:style-name="T38">// After the main loop completed we may have few more elements in</text:span></text:p>
        <text:p text:style-name="P6"><text:s text:c="8"/><text:span text:style-name="T38">// right array copy them</text:span></text:p>
        <text:p text:style-name="P6"><text:s text:c="8"/><text:span text:style-name="T38">while (rightArrayBegin &lt;= rightArrayEnd) {</text:span></text:p>
        <text:p text:style-name="P6"><text:s text:c="12"/><text:span text:style-name="T38">resultArray[resultArrayBegin++] = array[rightArrayBegin++];</text:span></text:p>
        <text:p text:style-name="P6"><text:s text:c="8"/><text:span text:style-name="T38">}</text:span></text:p>
        <text:p text:style-name="P6"/>
        <text:p text:style-name="P6"><text:s text:c="8"/><text:span text:style-name="T38">// Copy resultArray back to the main array</text:span></text:p>
        <text:p text:style-name="P6"><text:s text:c="8"/><text:span text:style-name="T38">for (int i = numElements - 1; i &gt;= 0; i--, rightArrayEnd--) {</text:span></text:p>
        <text:p text:style-name="P6"><text:s text:c="12"/><text:span text:style-name="T38">array[rightArrayEnd] = resultArray[i];</text:span></text:p>
        <text:p text:style-name="P6"><text:s text:c="8"/><text:span text:style-name="T38">}</text:span></text:p>
        <text:p text:style-name="P6"><text:s text:c="4"/><text:span text:style-name="T38">}</text:span></text:p>
        <text:p text:style-name="P6"/>
        <text:p text:style-name="P6"><text:soft-page-break/><text:s text:c="4"/><text:span text:style-name="T38">/*</text:span></text:p>
        <text:p text:style-name="P6"><text:s text:c="5"/><text:span text:style-name="T38">* A sample merge method to help understand the merge routine.</text:span></text:p>
        <text:p text:style-name="P6"><text:s text:c="5"/><text:span text:style-name="T38">* This below function is not used by the merge sort</text:span></text:p>
        <text:p text:style-name="P6"><text:s text:c="5"/><text:span text:style-name="T38">*</text:span></text:p>
        <text:p text:style-name="P6"><text:s text:c="5"/><text:span text:style-name="T38">* This is here only for explanation purpose</text:span></text:p>
        <text:p text:style-name="P6"><text:s text:c="5"/><text:span text:style-name="T38">*/</text:span></text:p>
        <text:p text:style-name="P6"><text:s text:c="4"/><text:span text:style-name="T38">public int[] sampleMerge(int[] leftArray, int[] rightArray) {</text:span></text:p>
        <text:p text:style-name="P6"/>
        <text:p text:style-name="P6"><text:s text:c="8"/><text:span text:style-name="T38">int leftArrayEnd = leftArray.length - 1;</text:span></text:p>
        <text:p text:style-name="P6"><text:s text:c="8"/><text:span text:style-name="T38">int rightArrayEnd = rightArray.length - 1;</text:span></text:p>
        <text:p text:style-name="P6"><text:s text:c="8"/><text:span text:style-name="T38">int leftArrayBegin = 0;</text:span></text:p>
        <text:p text:style-name="P6"><text:s text:c="8"/><text:span text:style-name="T38">int rightArrayBegin = 0;</text:span></text:p>
        <text:p text:style-name="P6"/>
        <text:p text:style-name="P6"><text:s text:c="8"/><text:span text:style-name="T38">int numElements = leftArray.length + rightArray.length;</text:span></text:p>
        <text:p text:style-name="P6"><text:s text:c="8"/><text:span text:style-name="T38">int[] resultArray = new int[numElements];</text:span></text:p>
        <text:p text:style-name="P6"><text:s text:c="8"/><text:span text:style-name="T38">int resultArrayBegin = 0;</text:span></text:p>
        <text:p text:style-name="P6"/>
        <text:p text:style-name="P6"><text:s text:c="8"/><text:span text:style-name="T38">// Find the smallest element in both these array and add it to the temp</text:span></text:p>
        <text:p text:style-name="P6"><text:s text:c="8"/><text:span text:style-name="T38">// array i.e you may have a array of the form [1,5] [2,4]</text:span></text:p>
        <text:p text:style-name="P6"><text:s text:c="8"/><text:span text:style-name="T38">// We need to sort the above as [1,2,4,5]</text:span></text:p>
        <text:p text:style-name="P6"><text:s text:c="8"/><text:span text:style-name="T38">while (leftArrayBegin &lt;= leftArrayEnd &amp;&amp; rightArrayBegin &lt;= rightArrayEnd) {</text:span></text:p>
        <text:p text:style-name="P6"><text:s text:c="12"/><text:span text:style-name="T38">if (leftArray[leftArrayBegin] &lt;= rightArray[rightArrayBegin]) {</text:span></text:p>
        <text:p text:style-name="P6"><text:s text:c="16"/><text:span text:style-name="T38">resultArray[resultArrayBegin++] = leftArray[leftArrayBegin++];</text:span></text:p>
        <text:p text:style-name="P6"><text:s text:c="12"/><text:span text:style-name="T38">} else {</text:span></text:p>
        <text:p text:style-name="P6"><text:s text:c="16"/><text:span text:style-name="T38">resultArray[resultArrayBegin++] = rightArray[rightArrayBegin++];</text:span></text:p>
        <text:p text:style-name="P6"><text:s text:c="12"/><text:span text:style-name="T38">}</text:span></text:p>
        <text:p text:style-name="P6"><text:s text:c="8"/><text:span text:style-name="T38">}</text:span></text:p>
        <text:p text:style-name="P6"/>
        <text:p text:style-name="P6"><text:s text:c="8"/><text:span text:style-name="T38">// After the main loop completed we may have few more elements in</text:span></text:p>
        <text:p text:style-name="P6"><text:s text:c="8"/><text:span text:style-name="T38">// left array copy them first</text:span></text:p>
        <text:p text:style-name="P6"><text:s text:c="8"/><text:span text:style-name="T38">while (leftArrayBegin &lt;= leftArrayEnd) {</text:span></text:p>
        <text:p text:style-name="P6"><text:s text:c="12"/><text:span text:style-name="T38">resultArray[resultArrayBegin++] = leftArray[leftArrayBegin++];</text:span></text:p>
        <text:p text:style-name="P6"><text:s text:c="8"/><text:span text:style-name="T38">}</text:span></text:p>
        <text:p text:style-name="P6"/>
        <text:p text:style-name="P6"><text:s text:c="8"/><text:span text:style-name="T38">// After the main loop completed we may have few more elements in</text:span></text:p>
        <text:p text:style-name="P6"><text:s text:c="8"/><text:span text:style-name="T38">// right array copy them</text:span></text:p>
        <text:p text:style-name="P6"><text:s text:c="8"/><text:span text:style-name="T38">while (rightArrayBegin &lt;= rightArrayEnd) {</text:span></text:p>
        <text:p text:style-name="P6"><text:s text:c="12"/><text:span text:style-name="T38">resultArray[resultArrayBegin++] = rightArray[rightArrayBegin++];</text:span></text:p>
        <text:p text:style-name="P6"><text:s text:c="8"/><text:span text:style-name="T38">}</text:span></text:p>
        <text:p text:style-name="P6"/>
        <text:p text:style-name="P6"><text:s text:c="8"/><text:span text:style-name="T38">return resultArray;</text:span></text:p>
        <text:p text:style-name="P6"><text:s text:c="4"/><text:span text:style-name="T38">}</text:span></text:p>
        <text:p text:style-name="P6"/>
        <text:p text:style-name="P6"><text:s text:c="4"/><text:span text:style-name="T38">public static void main(String args[]) {</text:span></text:p>
        <text:p text:style-name="P6"/>
        <text:p text:style-name="P6"><text:s text:c="8"/><text:span text:style-name="T38">System.out.println("Running mergeSort....");</text:span></text:p>
        <text:p text:style-name="P6"><text:s text:c="8"/><text:span text:style-name="T38">System.out.println("Running merge sort on..{7, 1, 8, 2, 0, 12, 10, 7, 5, 3}..");</text:span></text:p>
        <text:p text:style-name="P6"><text:s text:c="8"/><text:span text:style-name="T38">int array[] = {7, 1, 8, 2, 0, 12, 10, 7, 5, 3};</text:span></text:p>
        <text:p text:style-name="P6"/>
        <text:p text:style-name="P6"><text:s text:c="8"/><text:span text:style-name="T38">MergeSort mergeSort = new MergeSort();</text:span></text:p>
        <text:p text:style-name="P6"/>
        <text:p text:style-name="P6"><text:s text:c="8"/><text:span text:style-name="T38">mergeSort.sort(array);</text:span></text:p>
        <text:p text:style-name="P6"><text:soft-page-break/></text:p>
        <text:p text:style-name="P6"><text:s text:c="8"/><text:span text:style-name="T38">dumpArray(array);</text:span></text:p>
        <text:p text:style-name="P6"/>
        <text:p text:style-name="P6"><text:s text:c="8"/><text:span text:style-name="T38">System.out.println("Now demo a simple merge routine....");</text:span></text:p>
        <text:p text:style-name="P6"><text:s text:c="8"/><text:span text:style-name="T38">System.out.println("Merging..{1, 3, 5, 7} and ..{2, 4, 6, 8, 10}..");</text:span></text:p>
        <text:p text:style-name="P6"><text:s text:c="8"/><text:span text:style-name="T38">int leftArray[] = {1, 3, 5, 7};</text:span></text:p>
        <text:p text:style-name="P6"><text:s text:c="8"/><text:span text:style-name="T38">int rightArray[] = {2, 4, 6, 8, 10};</text:span></text:p>
        <text:p text:style-name="P6"/>
        <text:p text:style-name="P6"><text:s text:c="8"/><text:span text:style-name="T38">int[] mergedArray = mergeSort.sampleMerge(leftArray, rightArray);</text:span></text:p>
        <text:p text:style-name="P6"/>
        <text:p text:style-name="P6"><text:s text:c="8"/><text:span text:style-name="T38">dumpArray(mergedArray);</text:span></text:p>
        <text:p text:style-name="P6"><text:s text:c="4"/><text:span text:style-name="T38">}</text:span></text:p>
        <text:p text:style-name="P6"/>
        <text:p text:style-name="P6"><text:s text:c="4"/><text:span text:style-name="T38">/*</text:span></text:p>
        <text:p text:style-name="P6"><text:s text:c="5"/><text:span text:style-name="T38">* Utility for dumping the array</text:span></text:p>
        <text:p text:style-name="P6"><text:s text:c="5"/><text:span text:style-name="T38">*/</text:span></text:p>
        <text:p text:style-name="P6"><text:s text:c="4"/><text:span text:style-name="T38">public static void dumpArray(int[] array) {</text:span></text:p>
        <text:p text:style-name="P6"/>
        <text:p text:style-name="P6"><text:s text:c="8"/><text:span text:style-name="T38">for (int value : array) {</text:span></text:p>
        <text:p text:style-name="P6"><text:s text:c="12"/><text:span text:style-name="T38">System.out.println(value);</text:span></text:p>
        <text:p text:style-name="P6"><text:s text:c="8"/><text:span text:style-name="T38">}</text:span></text:p>
        <text:p text:style-name="P6"><text:s text:c="4"/><text:span text:style-name="T38">}</text:span></text:p>
        <text:p text:style-name="P6">}</text:p>
        <text:p text:style-name="P6"/>
        <text:p text:style-name="P6"><text:a xlink:type="simple" xlink:href="http://www.geeksforgeeks.org/merge-sort/" text:style-name="Internet_20_link" text:visited-style-name="Visited_20_Internet_20_Link">http://www.geeksforgeeks.org/merge-sort/</text:a> </text:p>
        <text:p text:style-name="P6"/>
        <text:p text:style-name="Standard">Like QuickSort, Merge Sort is a Divide and Conquer algorithm. It divides input array in two halves, calls itself for the two halves and then merges the two sorted halves.<text:bookmark text:name="more-142308"/> The merge() function is used for merging two halves. The merge(arr, l, m, r) is key process that assumes that arr[l..m] and arr[m+1..r] are sorted and merges the two sorted sub-arrays into one. See following C implementation for details.</text:p>
        <text:p text:style-name="Standard">MergeSort(arr[], l, <text:s/>r)</text:p>
        <text:p text:style-name="Standard">If r &gt; l</text:p>
        <text:p text:style-name="Standard"><text:s text:c="5"/>1. Find the middle point to divide the array into two halves: <text:s/></text:p>
        <text:p text:style-name="Standard"><text:s text:c="13"/>middle m = (l+r)/2</text:p>
        <text:p text:style-name="Standard"><text:s text:c="5"/>2. Call mergeSort for first half: <text:s text:c="2"/></text:p>
        <text:p text:style-name="Standard"><text:s text:c="13"/>Call mergeSort(arr, l, m)</text:p>
        <text:p text:style-name="Standard"><text:s text:c="5"/>3. Call mergeSort for second half:</text:p>
        <text:p text:style-name="Standard"><text:s text:c="13"/>Call mergeSort(arr, m+1, r)</text:p>
        <text:p text:style-name="Standard"><text:s text:c="5"/>4. Merge the two halves sorted in step 2 and 3:</text:p>
        <text:p text:style-name="Standard"><text:s text:c="13"/>Call merge(arr, l, m, r)</text:p>
        <text:p text:style-name="Standard">The following diagram from wikipedia shows the complete merge sort process for an example array {38, 27, 43, 3, 9, 82, 10}. If we take a closer look at the diagram, we can see that the array is recursively divided in two halves till the size becomes 1. Once the size becomes 1, the merge processes comes into action and starts merging arrays back till the complete array is merged.</text:p>
        <text:p text:style-name="Standard"><text:soft-page-break/><draw:a xlink:type="simple" xlink:href="http://www.geeksforgeeks.org/wp-content/uploads/gq/2013/03/Merge-Sort.png"><draw:frame draw:style-name="fr8" draw:name="graphics25" text:anchor-type="as-char" svg:width="4.611in" svg:height="4.528in" draw:z-index="21"><draw:image xlink:href="http://www.geeksforgeeks.org/wp-content/uploads/gq/2013/03/Merge-Sort.png" xlink:type="simple" xlink:show="embed" xlink:actuate="onLoad"/><svg:title>Merge-Sort</svg:title></draw:frame></draw:a></text:p>
        <text:p text:style-name="Standard">We strongly recommend that you click here and practice it, before moving on to the solution.</text:p>
        <text:list xml:id="list3531917327860829745" text:style-name="L12">
          <text:list-item>
            <text:p text:style-name="P26"><text:bookmark text:name="tablist1-tab1"/>C/C++</text:p>
          </text:list-item>
          <text:list-item>
            <text:p text:style-name="P26"><text:bookmark text:name="tablist1-tab2"/>Java</text:p>
          </text:list-item>
          <text:list-item>
            <text:p text:style-name="P26"><text:bookmark text:name="tablist1-tab3"/>Python</text:p>
          </text:list-item>
        </text:list>
        <text:section text:style-name="Sect2" text:name="tablist1-panel2">
          <text:p text:style-name="Standard"/>
          <text:section text:style-name="Sect2" text:name="highlighter_657112">
            <table:table table:name="Table5" table:style-name="Table5">
              <table:table-column table:style-name="Table5.A"/>
              <table:table-row>
                <table:table-cell table:style-name="Table5.A1" office:value-type="string">
                  <text:p text:style-name="Standard">/* Java program for Merge Sort */</text:p>
                  <text:p text:style-name="Standard">class MergeSort</text:p>
                  <text:p text:style-name="Standard">{</text:p>
                  <text:p text:style-name="Standard">    // Merges two subarrays of arr[].</text:p>
                  <text:p text:style-name="Standard">    // First subarray is arr[l..m]</text:p>
                  <text:p text:style-name="Standard">    // Second subarray is arr[m+1..r]</text:p>
                  <text:p text:style-name="Standard">    void merge(int arr[], int l, int m, int r)</text:p>
                  <text:p text:style-name="Standard">    {</text:p>
                  <text:p text:style-name="Standard">        // Find sizes of two subarrays to be merged</text:p>
                  <text:p text:style-name="Standard">        int n1 = m - l + 1;</text:p>
                  <text:p text:style-name="Standard">        int n2 = r - m;</text:p>
                  <text:p text:style-name="Standard"> </text:p>
                  <text:p text:style-name="Standard">        /* Create temp arrays */</text:p>
                  <text:p text:style-name="Standard">        int L[] = new int [n1];</text:p>
                  <text:p text:style-name="Standard">        int R[] = new int [n2];</text:p>
                  <text:p text:style-name="Standard"> </text:p>
                  <text:p text:style-name="Standard">        /*Copy data to temp arrays*/</text:p>
                  <text:p text:style-name="Standard">        for (int i=0; i&lt;n1; ++i)</text:p>
                  <text:p text:style-name="Standard">            L[i] = arr[l + i];</text:p>
                  <text:p text:style-name="Standard">        for (int j=0; j&lt;n2; ++j)</text:p>
                  <text:p text:style-name="Standard">            R[j] = arr[m + 1+ j];</text:p>
                  <text:p text:style-name="Standard"> </text:p>
                  <text:p text:style-name="Standard"> </text:p>
                  <text:p text:style-name="Standard"><text:soft-page-break/>        /* Merge the temp arrays */</text:p>
                  <text:p text:style-name="Standard"> </text:p>
                  <text:p text:style-name="Standard">        // Initial indexes of first and second subarrays</text:p>
                  <text:p text:style-name="Standard">        int i = 0, j = 0;</text:p>
                  <text:p text:style-name="Standard"> </text:p>
                  <text:p text:style-name="Standard">        // Initial index of merged subarry array</text:p>
                  <text:p text:style-name="Standard">        int k = l;</text:p>
                  <text:p text:style-name="Standard">        while (i &lt; n1 &amp;&amp; j &lt; n2)</text:p>
                  <text:p text:style-name="Standard">        {</text:p>
                  <text:p text:style-name="Standard">            if (L[i] &lt;= R[j])</text:p>
                  <text:p text:style-name="Standard">            {</text:p>
                  <text:p text:style-name="Standard">                arr[k] = L[i];</text:p>
                  <text:p text:style-name="Standard">                i++;</text:p>
                  <text:p text:style-name="Standard">            }</text:p>
                  <text:p text:style-name="Standard">            else</text:p>
                  <text:p text:style-name="Standard">            {</text:p>
                  <text:p text:style-name="Standard">                arr[k] = R[j];</text:p>
                  <text:p text:style-name="Standard">                j++;</text:p>
                  <text:p text:style-name="Standard">            }</text:p>
                  <text:p text:style-name="Standard">            k++;</text:p>
                  <text:p text:style-name="Standard">        }</text:p>
                  <text:p text:style-name="Standard"> </text:p>
                  <text:p text:style-name="Standard">        /* Copy remaining elements of L[] if any */</text:p>
                  <text:p text:style-name="Standard">        while (i &lt; n1)</text:p>
                  <text:p text:style-name="Standard">        {</text:p>
                  <text:p text:style-name="Standard">            arr[k] = L[i];</text:p>
                  <text:p text:style-name="Standard">            i++;</text:p>
                  <text:p text:style-name="Standard">            k++;</text:p>
                  <text:p text:style-name="Standard">        }</text:p>
                  <text:p text:style-name="Standard"> </text:p>
                  <text:p text:style-name="Standard">        /* Copy remaining elements of R[] if any */</text:p>
                  <text:p text:style-name="Standard">        while (j &lt; n2)</text:p>
                  <text:p text:style-name="Standard">        {</text:p>
                  <text:p text:style-name="Standard">            arr[k] = R[j];</text:p>
                  <text:p text:style-name="Standard">            j++;</text:p>
                  <text:p text:style-name="Standard">            k++;</text:p>
                  <text:p text:style-name="Standard">        }</text:p>
                  <text:p text:style-name="Standard">    }</text:p>
                  <text:p text:style-name="Standard"> </text:p>
                  <text:p text:style-name="Standard">    // Main function that sorts arr[l..r] using</text:p>
                  <text:p text:style-name="Standard">    // merge()</text:p>
                  <text:p text:style-name="Standard">    void sort(int arr[], int l, int r)</text:p>
                  <text:p text:style-name="Standard">    {</text:p>
                  <text:p text:style-name="Standard">        if (l &lt; r)</text:p>
                  <text:p text:style-name="Standard">        {</text:p>
                  <text:p text:style-name="Standard">            // Find the middle point</text:p>
                  <text:p text:style-name="Standard">            int m = (l+r)/2;</text:p>
                  <text:p text:style-name="Standard"> </text:p>
                  <text:p text:style-name="Standard">            // Sort first and second halves</text:p>
                  <text:p text:style-name="Standard">            sort(arr, l, m);</text:p>
                  <text:p text:style-name="Standard">            sort(arr , m+1, r);</text:p>
                  <text:p text:style-name="Standard"> </text:p>
                  <text:p text:style-name="Standard"><text:soft-page-break/>            // Merge the sorted halves</text:p>
                  <text:p text:style-name="Standard">            merge(arr, l, m, r);</text:p>
                  <text:p text:style-name="Standard">        }</text:p>
                  <text:p text:style-name="Standard">    }</text:p>
                  <text:p text:style-name="Standard"> </text:p>
                  <text:p text:style-name="Standard">    /* A utility function to print array of size n */</text:p>
                  <text:p text:style-name="Standard">    static void printArray(int arr[])</text:p>
                  <text:p text:style-name="Standard">    {</text:p>
                  <text:p text:style-name="Standard">        int n = arr.length;</text:p>
                  <text:p text:style-name="Standard">        for (int i=0; i&lt;n; ++i)</text:p>
                  <text:p text:style-name="Standard">            System.out.print(arr[i] + " ");</text:p>
                  <text:p text:style-name="Standard">        System.out.println();</text:p>
                  <text:p text:style-name="Standard">    }</text:p>
                  <text:p text:style-name="Standard"> </text:p>
                  <text:p text:style-name="Standard">    // Driver method</text:p>
                  <text:p text:style-name="Standard">    public static void main(String args[])</text:p>
                  <text:p text:style-name="Standard">    {</text:p>
                  <text:p text:style-name="Standard">        int arr[] = {12, 11, 13, 5, 6, 7};</text:p>
                  <text:p text:style-name="Standard"> </text:p>
                  <text:p text:style-name="Standard">        System.out.println("Given Array");</text:p>
                  <text:p text:style-name="Standard">        printArray(arr);</text:p>
                  <text:p text:style-name="Standard"> </text:p>
                  <text:p text:style-name="Standard">        MergeSort ob = new MergeSort();</text:p>
                  <text:p text:style-name="Standard">        ob.sort(arr, 0, arr.length-1);</text:p>
                  <text:p text:style-name="Standard"> </text:p>
                  <text:p text:style-name="Standard">        System.out.println("\nSorted array");</text:p>
                  <text:p text:style-name="Standard">        printArray(arr);</text:p>
                  <text:p text:style-name="Standard">    }</text:p>
                  <text:p text:style-name="Standard">}</text:p>
                  <text:p text:style-name="Standard">/* This code is contributed by Rajat Mishra */</text:p>
                </table:table-cell>
              </table:table-row>
            </table:table>
            <text:p text:style-name="Standard">Run on IDE</text:p>
          </text:section>
        </text:section>
        <text:p text:style-name="Standard"><text:line-break/>Output:</text:p>
        <text:p text:style-name="Standard">Given array is</text:p>
        <text:p text:style-name="Standard">12 11 13 5 6 7</text:p>
        <text:p text:style-name="Standard"/>
        <text:p text:style-name="Standard">Sorted array is</text:p>
        <text:p text:style-name="Standard">5 6 7 11 12 13</text:p>
        <text:p text:style-name="Standard">Time Complexity: Sorting arrays on different machines. Merge Sort is a recursive algorithm and time complexity can be expressed as following recurrence relation.<text:line-break/>T(n) = 2T(n/2) + <draw:frame draw:style-name="fr8" draw:name="graphics26" text:anchor-type="as-char" svg:width="0.3957in" svg:height="0.1874in" draw:z-index="22"><draw:image xlink:href="http://www.geeksforgeeks.org/wp-content/ql-cache/quicklatex.com-d477324801a84e26258bba0227dfea27_l3.svg" xlink:type="simple" xlink:show="embed" xlink:actuate="onLoad"/><svg:title>\Theta(n)</svg:title></draw:frame><text:line-break/>The above recurrence can be solved either using Recurrence Tree method or Master method. It falls in case II of Master Method and solution of the recurrence is <draw:frame draw:style-name="fr8" draw:name="graphics27" text:anchor-type="as-char" svg:width="0.8126in" svg:height="0.1874in" draw:z-index="23"><draw:image xlink:href="http://www.geeksforgeeks.org/wp-content/ql-cache/quicklatex.com-7ace2f489b005394fe662c41a71e5d4f_l3.svg" xlink:type="simple" xlink:show="embed" xlink:actuate="onLoad"/><svg:title>\Theta(nLogn)</svg:title></draw:frame>.<text:line-break/>Time complexity of Merge Sort is <draw:frame draw:style-name="fr8" draw:name="graphics28" text:anchor-type="as-char" svg:width="0.8126in" svg:height="0.1874in" draw:z-index="24"><draw:image xlink:href="http://www.geeksforgeeks.org/wp-content/ql-cache/quicklatex.com-7ace2f489b005394fe662c41a71e5d4f_l3.svg" xlink:type="simple" xlink:show="embed" xlink:actuate="onLoad"/><svg:title>\Theta(nLogn)</svg:title></draw:frame> in all 3 cases (worst, average and best) as merge sort always divides the array in two halves and take linear time to merge two halves.</text:p>
        <text:p text:style-name="Standard">Auxiliary Space: O(n)</text:p>
        <text:p text:style-name="Standard">Algorithmic Paradigm: Divide and Conquer</text:p>
        <text:p text:style-name="Standard">Sorting In Place: No in a typical implementation</text:p>
        <text:p text:style-name="Standard">Stable: Yes</text:p>
        <text:p text:style-name="Standard">Applications of Merge Sort</text:p>
        <text:list xml:id="list2514674415648887713" text:style-name="L13">
          <text:list-item>
            <text:p text:style-name="P27"><text:soft-page-break/>Merge Sort is useful for sorting linked lists in O(nLogn) time.In case of linked lists the case is different mainly due to difference in memory allocation of arrays and linked lists. Unlike arrays, linked list nodes may not be adjacent in memory. Unlike array, in linked list, we can insert items in the middle in O(1) extra space and O(1) time. Therefore merge operation of merge sort can be implemented without extra space for linked lists.</text:p>
            <text:p text:style-name="P27">In arrays, we can do random access as elements are continuous in memory. Let us say we have an integer (4-byte) array A and let the address of A[0] be x then to access A[i], we can directly access the memory at (x + i*4). Unlike arrays, we can not do random access in linked list. Quick Sort requires a lot of this kind of access. In linked list to access i’th index, we have to travel each and every node from the head to i’th node as we don’t have continuous block of memory. Therefore, the overhead increases for quick sort. Merge sort accesses data sequentially and the need of random access is low.</text:p>
          </text:list-item>
          <text:list-item>
            <text:p text:style-name="P27">Inversion Count Problem</text:p>
          </text:list-item>
          <text:list-item>
            <text:p text:style-name="P27">Used in External Sorting</text:p>
          </text:list-item>
        </text:list>
        <text:p text:style-name="Standard"> </text:p>
        <text:p text:style-name="Standard"/>
        <text:p text:style-name="P6"/>
        <text:p text:style-name="P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1" svg:font-family="Consolas, 'Bitstream Vera Sans Mono', 'Courier New', Courier, monospace"/>
    <style:font-face style:name="Consolas" svg:font-family="Consolas, Monaco, 'Lucida Console', monospace"/>
    <style:font-face style:name="Open Sans" svg:font-family="'Open Sans', Helvetica, Arial, Verdana, sans-serif"/>
    <style:font-face style:name="OpenSymbol" svg:font-family="OpenSymbol"/>
    <style:font-face style:name="Tahoma1" svg:font-family="Tahoma"/>
    <style:font-face style:name="Trebuchet MS" svg:font-family="'Trebuchet MS', Trebuchet, Verdana, sans-serif"/>
    <style:font-face style:name="Times new roman"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Page_20_Style_20_1" style:display-name="Page Style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23M14S</meta:editing-duration>
    <meta:editing-cycles>83</meta:editing-cycles>
    <meta:generator>OpenOffice/4.1.3$Win32 OpenOffice.org_project/413m1$Build-9783</meta:generator>
    <dc:date>2017-07-23T20:05:42.28</dc:date>
    <dc:creator>Shailendra Singh</dc:creator>
    <meta:document-statistic meta:table-count="5" meta:image-count="25" meta:object-count="0" meta:page-count="31" meta:paragraph-count="796" meta:word-count="8022" meta:character-count="47451"/>
    <meta:user-defined meta:name="Info 1"/>
    <meta:user-defined meta:name="Info 2"/>
    <meta:user-defined meta:name="Info 3"/>
    <meta:user-defined meta:name="Info 4"/>
  </office:meta>
</office:document-meta>
</file>